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" svg:font-family="David"/>
    <style:font-face style:name="Georgia" svg:font-family="Georgia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0.1272in" style:page-number="auto"/>
      <style:text-properties fo:font-size="7.30000019073486pt" style:font-size-asian="7.30000019073486pt" style:font-size-complex="7.30000019073486pt"/>
    </style:style>
    <style:style style:name="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6465in" style:type="right"/>
        </style:tab-stops>
      </style:paragraph-properties>
    </style:style>
    <style:style style:name="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6335in" style:type="right"/>
        </style:tab-stops>
      </style:paragraph-properties>
    </style:style>
    <style:style style:name="P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6429in" style:type="right"/>
        </style:tab-stops>
      </style:paragraph-properties>
    </style:style>
    <style:style style:name="P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6366in" style:type="right"/>
        </style:tab-stops>
      </style:paragraph-properties>
    </style:style>
    <style:style style:name="P8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9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10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465in"/>
        </style:tab-stops>
      </style:paragraph-properties>
    </style:style>
    <style:style style:name="P11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535in"/>
        </style:tab-stops>
      </style:paragraph-properties>
    </style:style>
    <style:style style:name="P12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555in"/>
        </style:tab-stops>
      </style:paragraph-properties>
    </style:style>
    <style:style style:name="P1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14" style:family="paragraph" style:parent-style-name="Body_20_text_20__28_4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465in"/>
        </style:tab-stops>
      </style:paragraph-properties>
    </style:style>
    <style:style style:name="P15" style:family="paragraph" style:parent-style-name="Body_20_text_20__28_4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>
        <style:tab-stops>
          <style:tab-stop style:position="1.85in"/>
        </style:tab-stops>
      </style:paragraph-properties>
    </style:style>
    <style:style style:name="P16" style:family="paragraph" style:parent-style-name="Body_20_text_20__28_5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17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18" style:family="paragraph" style:parent-style-name="Body_20_text_20__28_2_29_" style:master-page-name="">
      <style:paragraph-properties fo:margin-left="0in" fo:margin-right="0in" fo:margin-top="0in" fo:margin-bottom="0.0807in" loext:contextual-spacing="false" fo:text-align="start" style:justify-single-word="false" fo:text-indent="0in" style:auto-text-indent="false" style:page-number="auto"/>
    </style:style>
    <style:style style:name="P19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20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21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22" style:family="paragraph" style:parent-style-name="Body_20_text_20__28_2_29_" style:master-page-name="">
      <style:paragraph-properties fo:margin-left="0.4165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23" style:family="paragraph" style:parent-style-name="Body_20_text_20__28_2_29_" style:master-page-name="">
      <style:paragraph-properties fo:margin-left="0.4165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24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/>
    </style:style>
    <style:style style:name="P25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>
        <style:tab-stops>
          <style:tab-stop style:position="1.8555in"/>
        </style:tab-stops>
      </style:paragraph-properties>
    </style:style>
    <style:style style:name="P26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.139in" style:auto-text-indent="false" style:page-number="auto"/>
    </style:style>
    <style:style style:name="P27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.139in" style:auto-text-indent="false" style:page-number="auto">
        <style:tab-stops>
          <style:tab-stop style:position="1.85in"/>
        </style:tab-stops>
      </style:paragraph-properties>
    </style:style>
    <style:style style:name="P28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.139in" style:auto-text-indent="false" style:page-number="auto"/>
    </style:style>
    <style:style style:name="P29" style:family="paragraph" style:parent-style-name="Body_20_text_20__28_4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/>
    </style:style>
    <style:style style:name="P30" style:family="paragraph" style:parent-style-name="Body_20_text_20__28_4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.139in" style:auto-text-indent="false" style:page-number="auto"/>
    </style:style>
    <style:style style:name="P31" style:family="paragraph" style:parent-style-name="Body_20_text_20__28_5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139in" style:auto-text-indent="false" style:page-number="auto"/>
    </style:style>
    <style:style style:name="P32" style:family="paragraph" style:parent-style-name="Body_20_text_20__28_5_29_" style:master-page-name="">
      <style:paragraph-properties fo:margin-left="0in" fo:margin-right="0in" fo:margin-top="0in" fo:margin-bottom="0in" loext:contextual-spacing="false" fo:line-height="0.1181in" fo:text-align="start" style:justify-single-word="false" fo:text-indent="0.139in" style:auto-text-indent="false" style:page-number="auto"/>
    </style:style>
    <style:style style:name="P33" style:family="paragraph" style:parent-style-name="Body_20_text_20__28_4_29_" style:master-page-name="">
      <style:paragraph-properties fo:margin-left="0in" fo:margin-right="0in" fo:margin-top="0in" fo:margin-bottom="0.0862in" loext:contextual-spacing="false" fo:text-align="start" style:justify-single-word="false" fo:text-indent="0.139in" style:auto-text-indent="false" style:page-number="auto"/>
    </style:style>
    <style:style style:name="P34" style:family="paragraph" style:parent-style-name="Body_20_text_20__28_5_29_" style:master-page-name="">
      <style:paragraph-properties fo:margin-left="0in" fo:margin-right="0in" fo:margin-top="0in" fo:margin-bottom="0.0835in" loext:contextual-spacing="false" fo:line-height="0.1272in" fo:text-align="start" style:justify-single-word="false" fo:text-indent="0.139in" style:auto-text-indent="false" style:page-number="auto"/>
    </style:style>
    <style:style style:name="P35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.139in" style:auto-text-indent="false" style:page-number="auto"/>
    </style:style>
    <style:style style:name="P36" style:family="paragraph" style:parent-style-name="Body_20_text_20__28_4_29_" style:master-page-name="">
      <style:paragraph-properties fo:margin-left="0in" fo:margin-right="0in" fo:margin-top="0in" fo:margin-bottom="0.0835in" loext:contextual-spacing="false" fo:text-align="start" style:justify-single-word="false" fo:text-indent="0.139in" style:auto-text-indent="false" style:page-number="auto"/>
    </style:style>
    <style:style style:name="P37" style:family="paragraph" style:parent-style-name="Body_20_text_20__28_5_29_" style:master-page-name="">
      <style:paragraph-properties fo:margin-left="0in" fo:margin-right="0in" fo:margin-top="0in" fo:margin-bottom="0.078in" loext:contextual-spacing="false" fo:line-height="0.1272in" fo:text-align="start" style:justify-single-word="false" fo:text-indent="0.139in" style:auto-text-indent="false" style:page-number="auto"/>
    </style:style>
    <style:style style:name="P38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39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25in" style:auto-text-indent="false" style:page-number="auto"/>
    </style:style>
    <style:style style:name="P40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/>
    </style:style>
    <style:style style:name="P41" style:family="paragraph" style:parent-style-name="Body_20_text_20__28_4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42" style:family="paragraph" style:parent-style-name="Body_20_text_20__28_5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25in" style:auto-text-indent="false" style:page-number="auto"/>
    </style:style>
    <style:style style:name="P43" style:family="paragraph" style:parent-style-name="Body_20_text_20__28_5_29_" style:master-page-name="">
      <style:paragraph-properties fo:margin-left="0.25in" fo:margin-right="0in" fo:margin-top="0in" fo:margin-bottom="0in" loext:contextual-spacing="false" fo:line-height="0.1335in" fo:text-align="start" style:justify-single-word="false" fo:text-indent="-0.25in" style:auto-text-indent="false" style:page-number="auto"/>
    </style:style>
    <style:style style:name="P44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45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28in" fo:text-align="start" style:justify-single-word="false" fo:text-indent="-0.1252in" style:auto-text-indent="false" style:page-number="auto"/>
    </style:style>
    <style:style style:name="P46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28in" fo:text-align="start" style:justify-single-word="false" fo:text-indent="-0.1252in" style:auto-text-indent="false" style:page-number="auto">
        <style:tab-stops>
          <style:tab-stop style:position="1.0917in"/>
        </style:tab-stops>
      </style:paragraph-properties>
    </style:style>
    <style:style style:name="P47" style:family="paragraph" style:parent-style-name="Body_20_text_20__28_2_29_" style:master-page-name="">
      <style:paragraph-properties fo:margin-left="0.4307in" fo:margin-right="0in" fo:margin-top="0in" fo:margin-bottom="0.0862in" loext:contextual-spacing="false" fo:text-align="start" style:justify-single-word="false" fo:text-indent="-0.1252in" style:auto-text-indent="false" style:page-number="auto"/>
    </style:style>
    <style:style style:name="P48" style:family="paragraph" style:parent-style-name="Body_20_text_20__28_2_29_" style:master-page-name="">
      <style:paragraph-properties fo:margin-left="0.4307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49" style:family="paragraph" style:parent-style-name="Body_20_text_20__28_2_29_" style:master-page-name="">
      <style:paragraph-properties fo:margin-left="0.028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50" style:family="paragraph" style:parent-style-name="Body_20_text_20__28_2_29_" style:master-page-name="">
      <style:paragraph-properties fo:margin-left="0.028in" fo:margin-right="0in" fo:margin-top="0in" fo:margin-bottom="0.0862in" loext:contextual-spacing="false" fo:text-align="center" style:justify-single-word="false" fo:text-indent="0in" style:auto-text-indent="false" style:page-number="auto"/>
    </style:style>
    <style:style style:name="P51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52" style:family="paragraph" style:parent-style-name="Body_20_text_20__28_2_29_" style:master-page-name="">
      <style:paragraph-properties fo:margin-left="0.25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53" style:family="paragraph" style:parent-style-name="Body_20_text_20__28_2_29_" style:master-page-name="">
      <style:paragraph-properties fo:margin-left="0.25in" fo:margin-right="0in" fo:margin-top="0in" fo:margin-bottom="0.089in" loext:contextual-spacing="false" fo:line-height="0.1299in" fo:text-align="start" style:justify-single-word="false" fo:text-indent="-0.111in" style:auto-text-indent="false" style:page-number="auto"/>
    </style:style>
    <style:style style:name="P54" style:family="paragraph" style:parent-style-name="Body_20_text_20__28_2_29_" style:master-page-name="">
      <style:paragraph-properties fo:margin-left="0.25in" fo:margin-right="0in" fo:margin-top="0in" fo:margin-bottom="0.0791in" loext:contextual-spacing="false" fo:text-align="start" style:justify-single-word="false" fo:text-indent="-0.111in" style:auto-text-indent="false" style:page-number="auto"/>
    </style:style>
    <style:style style:name="P55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/>
    </style:style>
    <style:style style:name="P56" style:family="paragraph" style:parent-style-name="Body_20_text_20__28_5_29_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/>
    </style:style>
    <style:style style:name="P57" style:family="paragraph" style:parent-style-name="Body_20_text_20__28_2_29_" style:master-page-name="">
      <style:paragraph-properties fo:margin-left="0.139in" fo:margin-right="0in" fo:margin-top="0in" fo:margin-bottom="0.0835in" loext:contextual-spacing="false" fo:text-align="start" style:justify-single-word="false" fo:text-indent="-0.139in" style:auto-text-indent="false" style:page-number="auto"/>
    </style:style>
    <style:style style:name="P58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59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60" style:family="paragraph" style:parent-style-name="Body_20_text_20__28_4_29_" style:master-page-name="">
      <style:paragraph-properties fo:margin-left="0.416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61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62" style:family="paragraph" style:parent-style-name="Body_20_text_20__28_2_29_" style:master-page-name="">
      <style:paragraph-properties fo:margin-left="0.1945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63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.1252in" style:auto-text-indent="false" style:page-number="auto"/>
    </style:style>
    <style:style style:name="P64" style:family="paragraph" style:parent-style-name="Body_20_text_20__28_2_29_" style:master-page-name="">
      <style:paragraph-properties fo:margin-left="0.1807in" fo:margin-right="0in" fo:margin-top="0in" fo:margin-bottom="0.0835in" loext:contextual-spacing="false" fo:text-align="start" style:justify-single-word="false" fo:text-indent="0.1252in" style:auto-text-indent="false" style:page-number="auto"/>
    </style:style>
    <style:style style:name="P65" style:family="paragraph" style:parent-style-name="Body_20_text_20__28_2_29_" style:master-page-name="">
      <style:paragraph-properties fo:margin-left="0.3055in" fo:margin-right="0.3193in" fo:margin-top="0in" fo:margin-bottom="0in" loext:contextual-spacing="false" fo:text-align="start" style:justify-single-word="false" fo:text-indent="0.1252in" style:auto-text-indent="false" style:page-number="auto"/>
    </style:style>
    <style:style style:name="P66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67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68" style:family="paragraph" style:parent-style-name="Body_20_text_20__28_2_29_" style:master-page-name="">
      <style:paragraph-properties fo:margin-left="0.139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69" style:family="paragraph" style:parent-style-name="Body_20_text_20__28_2_29_" style:master-page-name="">
      <style:paragraph-properties fo:margin-left="0.139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74in"/>
        </style:tab-stops>
      </style:paragraph-properties>
    </style:style>
    <style:style style:name="P70" style:family="paragraph" style:parent-style-name="Body_20_text_20__28_2_29_" style:master-page-name="">
      <style:paragraph-properties fo:margin-left="0.139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39in"/>
        </style:tab-stops>
      </style:paragraph-properties>
    </style:style>
    <style:style style:name="P71" style:family="paragraph" style:parent-style-name="Body_20_text_20__28_4_29_" style:master-page-name="">
      <style:paragraph-properties fo:margin-left="0.139in" fo:margin-right="0in" fo:margin-top="0in" fo:margin-bottom="0in" loext:contextual-spacing="false" fo:text-indent="0in" style:auto-text-indent="false" style:page-number="auto"/>
    </style:style>
    <style:style style:name="P72" style:family="paragraph" style:parent-style-name="Body_20_text_20__28_2_29_" style:master-page-name="">
      <style:paragraph-properties fo:margin-left="0.139in" fo:margin-right="0in" fo:margin-top="0in" fo:margin-bottom="0.0835in" loext:contextual-spacing="false" fo:text-align="justify" style:justify-single-word="false" fo:text-indent="0in" style:auto-text-indent="false" style:page-number="auto"/>
    </style:style>
    <style:style style:name="P73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/>
    </style:style>
    <style:style style:name="P74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2638in" style:auto-text-indent="false" style:page-number="auto"/>
    </style:style>
    <style:style style:name="P75" style:family="paragraph" style:parent-style-name="Body_20_text_20__28_4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2638in" style:auto-text-indent="false" style:page-number="auto"/>
    </style:style>
    <style:style style:name="P76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77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181in" fo:text-align="start" style:justify-single-word="false" fo:text-indent="0.111in" style:auto-text-indent="false" style:page-number="auto"/>
    </style:style>
    <style:style style:name="P78" style:family="paragraph" style:parent-style-name="Body_20_text_20__28_2_29_" style:master-page-name="">
      <style:paragraph-properties fo:margin-left="0.139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79" style:family="paragraph" style:parent-style-name="Body_20_text_20__28_4_29_" style:master-page-name="">
      <style:paragraph-properties fo:margin-left="0.4165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80" style:family="paragraph" style:parent-style-name="Body_20_text_20__28_4_29_" style:master-page-name="">
      <style:paragraph-properties fo:margin-left="0.4165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81" style:family="paragraph" style:parent-style-name="Body_20_text_20__28_4_29_" style:master-page-name="">
      <style:paragraph-properties fo:margin-left="0.1807in" fo:margin-right="0in" fo:margin-top="0in" fo:margin-bottom="0.0902in" loext:contextual-spacing="false" fo:text-align="start" style:justify-single-word="false" fo:text-indent="0in" style:auto-text-indent="false" style:page-number="auto"/>
    </style:style>
    <style:style style:name="P82" style:family="paragraph" style:parent-style-name="Body_20_text_20__28_4_29_" style:master-page-name="">
      <style:paragraph-properties fo:margin-left="0.18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3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4" style:family="paragraph" style:parent-style-name="Body_20_text_20__28_2_29_" style:master-page-name="">
      <style:paragraph-properties fo:margin-left="0.361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85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86" style:family="paragraph" style:parent-style-name="Body_20_text_20__28_2_29_" style:master-page-name="">
      <style:paragraph-properties fo:margin-left="0.4307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87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28in" fo:text-align="justify" style:justify-single-word="false" fo:text-indent="0in" style:auto-text-indent="false" style:page-number="auto"/>
    </style:style>
    <style:style style:name="P88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1.3866in"/>
        </style:tab-stops>
      </style:paragraph-properties>
    </style:style>
    <style:style style:name="P89" style:family="paragraph" style:parent-style-name="Body_20_text_20__28_4_29_" style:master-page-name="">
      <style:paragraph-properties fo:margin-left="0.1807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90" style:family="paragraph" style:parent-style-name="Body_20_text_20__28_4_29_" style:master-page-name="">
      <style:paragraph-properties fo:margin-left="0.1807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91" style:family="paragraph" style:parent-style-name="Body_20_text_20__28_5_29_" style:master-page-name="">
      <style:paragraph-properties fo:margin-left="0.139in" fo:margin-right="0.6945in" fo:margin-top="0in" fo:margin-bottom="0.0835in" loext:contextual-spacing="false" fo:line-height="0.1299in" fo:text-align="start" style:justify-single-word="false" fo:text-indent="-0.139in" style:auto-text-indent="false" style:page-number="auto"/>
    </style:style>
    <style:style style:name="P92" style:family="paragraph" style:parent-style-name="Body_20_text_20__28_2_29_" style:master-page-name="">
      <style:paragraph-properties fo:margin-left="0.139in" fo:margin-right="0.5138in" fo:margin-top="0in" fo:margin-bottom="0in" loext:contextual-spacing="false" fo:text-align="start" style:justify-single-word="false" fo:text-indent="-0.139in" style:auto-text-indent="false" style:page-number="auto"/>
    </style:style>
    <style:style style:name="P93" style:family="paragraph" style:parent-style-name="Body_20_text_20__28_2_29_" style:master-page-name="">
      <style:paragraph-properties fo:margin-left="0.139in" fo:margin-right="0.5138in" fo:margin-top="0in" fo:margin-bottom="0.0835in" loext:contextual-spacing="false" fo:text-align="start" style:justify-single-word="false" fo:text-indent="-0.139in" style:auto-text-indent="false" style:page-number="auto"/>
    </style:style>
    <style:style style:name="P94" style:family="paragraph" style:parent-style-name="Body_20_text_20__28_2_29_" style:master-page-name="">
      <style:paragraph-properties fo:margin-left="0.3055in" fo:margin-right="0.3752in" fo:margin-top="0in" fo:margin-bottom="0in" loext:contextual-spacing="false" fo:text-align="start" style:justify-single-word="false" fo:text-indent="0.111in" style:auto-text-indent="false" style:page-number="auto"/>
    </style:style>
    <style:style style:name="P95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222in" style:auto-text-indent="false" style:page-number="auto"/>
    </style:style>
    <style:style style:name="P96" style:family="paragraph" style:parent-style-name="Body_20_text_20__28_2_29_" style:master-page-name="">
      <style:paragraph-properties fo:margin-left="0.1945in" fo:margin-right="0in" fo:margin-top="0in" fo:margin-bottom="0.0835in" loext:contextual-spacing="false" fo:text-align="start" style:justify-single-word="false" fo:text-indent="0.222in" style:auto-text-indent="false" style:page-number="auto"/>
    </style:style>
    <style:style style:name="P97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1665in" style:auto-text-indent="false" style:page-number="auto"/>
    </style:style>
    <style:style style:name="P98" style:family="paragraph" style:parent-style-name="Body_20_text_20__28_2_29_" style:master-page-name="">
      <style:paragraph-properties fo:margin-left="0.139in" fo:margin-right="0.389in" fo:margin-top="0in" fo:margin-bottom="0.0835in" loext:contextual-spacing="false" fo:text-align="start" style:justify-single-word="false" fo:text-indent="-0.139in" style:auto-text-indent="false" style:page-number="auto"/>
    </style:style>
    <style:style style:name="P99" style:family="paragraph" style:parent-style-name="Body_20_text_20__28_4_29_" style:master-page-name="">
      <style:paragraph-properties fo:margin-left="0.2917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100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2362in" style:auto-text-indent="false" style:page-number="auto"/>
    </style:style>
    <style:style style:name="P101" style:family="paragraph" style:parent-style-name="Body_20_text_20__28_2_29_" style:master-page-name="">
      <style:paragraph-properties fo:margin-left="0.5835in" fo:margin-right="0in" fo:margin-top="0in" fo:margin-bottom="0in" loext:contextual-spacing="false" fo:line-height="0.1299in" fo:text-align="start" style:justify-single-word="false" fo:text-indent="-0.222in" style:auto-text-indent="false" style:page-number="auto"/>
    </style:style>
    <style:style style:name="P102" style:family="paragraph" style:parent-style-name="Heading_20__23_1" style:master-page-name="PageStyle0">
      <style:paragraph-properties fo:margin-left="0in" fo:margin-right="0in" fo:margin-top="0in" fo:margin-bottom="0in" loext:contextual-spacing="false" fo:line-height="0.1807in" fo:keep-together="always" fo:text-indent="0in" style:auto-text-indent="false" style:page-number="895" fo:keep-with-next="always"/>
    </style:style>
    <style:style style:name="P103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602in"/>
        </style:tab-stops>
      </style:paragraph-properties>
    </style:style>
    <style:style style:name="P104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105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106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line-height="0.1319in" fo:text-align="justify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107" style:family="paragraph" style:parent-style-name="Body_20_text_20__28_2_29_" style:list-style-name="L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972in"/>
        </style:tab-stops>
      </style:paragraph-properties>
    </style:style>
    <style:style style:name="P108" style:family="paragraph" style:parent-style-name="Body_20_text_20__28_2_29_" style:list-style-name="L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008in"/>
        </style:tab-stops>
      </style:paragraph-properties>
    </style:style>
    <style:style style:name="P109" style:family="paragraph" style:parent-style-name="Body_20_text_20__28_2_29_" style:list-style-name="L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043in"/>
        </style:tab-stops>
      </style:paragraph-properties>
    </style:style>
    <style:style style:name="P110" style:family="paragraph" style:parent-style-name="Body_20_text_20__28_2_29_" style:list-style-name="L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102in"/>
        </style:tab-stops>
      </style:paragraph-properties>
    </style:style>
    <style:style style:name="P111" style:family="paragraph" style:parent-style-name="Body_20_text_20__28_2_29_" style:list-style-name="L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075in"/>
        </style:tab-stops>
      </style:paragraph-properties>
    </style:style>
    <style:style style:name="P112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126in"/>
        </style:tab-stops>
      </style:paragraph-properties>
    </style:style>
    <style:style style:name="P113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291in"/>
        </style:tab-stops>
      </style:paragraph-properties>
    </style:style>
    <style:style style:name="P114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693in"/>
        </style:tab-stops>
      </style:paragraph-properties>
    </style:style>
    <style:style style:name="P115" style:family="paragraph" style:parent-style-name="Body_20_text_20__28_2_29_" style:list-style-name="L9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6" style:family="paragraph" style:parent-style-name="Body_20_text_20__28_2_29_" style:list-style-name="L1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209in"/>
        </style:tab-stops>
      </style:paragraph-properties>
    </style:style>
    <style:style style:name="P117" style:family="paragraph" style:parent-style-name="Body_20_text_20__28_2_29_" style:list-style-name="L10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28in"/>
        </style:tab-stops>
      </style:paragraph-properties>
    </style:style>
    <style:style style:name="P118" style:family="paragraph" style:parent-style-name="Body_20_text_20__28_2_29_" style:list-style-name="L11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744in"/>
        </style:tab-stops>
      </style:paragraph-properties>
    </style:style>
    <style:style style:name="P119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346in"/>
        </style:tab-stops>
      </style:paragraph-properties>
    </style:style>
    <style:style style:name="P120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17in"/>
        </style:tab-stops>
      </style:paragraph-properties>
    </style:style>
    <style:style style:name="P121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48in"/>
        </style:tab-stops>
      </style:paragraph-properties>
    </style:style>
    <style:style style:name="P122" style:family="paragraph" style:parent-style-name="Body_20_text_20__28_2_29_" style:list-style-name="L9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23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1846in"/>
        </style:tab-stops>
      </style:paragraph-properties>
    </style:style>
    <style:style style:name="P124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1917in"/>
        </style:tab-stops>
      </style:paragraph-properties>
    </style:style>
    <style:style style:name="P125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1917in"/>
        </style:tab-stops>
      </style:paragraph-properties>
    </style:style>
    <style:style style:name="P126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line-height="0.1299in" fo:text-align="justify" style:justify-single-word="false" fo:text-indent="0in" style:auto-text-indent="false" style:page-number="auto">
        <style:tab-stops>
          <style:tab-stop style:position="0.1846in"/>
        </style:tab-stops>
      </style:paragraph-properties>
    </style:style>
    <style:style style:name="P127" style:family="paragraph" style:parent-style-name="Body_20_text_20__28_2_29_" style:list-style-name="L2" style:master-page-name="PageStyle1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897">
        <style:tab-stops>
          <style:tab-stop style:position="0.1972in"/>
        </style:tab-stops>
      </style:paragraph-properties>
    </style:style>
    <style:style style:name="P128" style:family="paragraph" style:parent-style-name="Body_20_text_20__28_2_29_" style:list-style-name="L9" style:master-page-name="PageStyle3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899">
        <style:tab-stops>
          <style:tab-stop style:position="0.2555in"/>
        </style:tab-stops>
      </style:paragraph-properties>
    </style:style>
    <style:style style:name="P129" style:family="paragraph" style:parent-style-name="Body_20_text_20__28_2_29_" style:list-style-name="L1" style:master-page-name="">
      <style:paragraph-properties fo:margin-left="0in" fo:margin-right="0.4028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130" style:family="paragraph" style:parent-style-name="Body_20_text_20__28_2_29_" style:list-style-name="L1" style:master-page-name="">
      <style:paragraph-properties fo:margin-left="0.361in" fo:margin-right="0in" fo:margin-top="0in" fo:margin-bottom="0in" loext:contextual-spacing="false" fo:text-align="start" style:justify-single-word="false" fo:text-indent="-0.361in" style:auto-text-indent="false" style:page-number="auto">
        <style:tab-stops>
          <style:tab-stop style:position="-0.1972in"/>
        </style:tab-stops>
      </style:paragraph-properties>
    </style:style>
    <style:style style:name="P131" style:family="paragraph" style:parent-style-name="Body_20_text_20__28_2_29_" style:list-style-name="L1" style:master-page-name="">
      <style:paragraph-properties fo:margin-left="0.361in" fo:margin-right="0in" fo:margin-top="0in" fo:margin-bottom="0in" loext:contextual-spacing="false" fo:text-align="start" style:justify-single-word="false" fo:text-indent="-0.361in" style:auto-text-indent="false" style:page-number="auto">
        <style:tab-stops>
          <style:tab-stop style:position="-0.2102in"/>
        </style:tab-stops>
      </style:paragraph-properties>
    </style:style>
    <style:style style:name="P132" style:family="paragraph" style:parent-style-name="Body_20_text_20__28_2_29_" style:list-style-name="L1" style:master-page-name="">
      <style:paragraph-properties fo:margin-left="0.25in" fo:margin-right="0.2917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-0.0957in"/>
        </style:tab-stops>
      </style:paragraph-properties>
    </style:style>
    <style:style style:name="P133" style:family="paragraph" style:parent-style-name="Body_20_text_20__28_2_29_" style:master-page-name="PageStyle2">
      <style:paragraph-properties fo:margin-left="0.1945in" fo:margin-right="0.2917in" fo:margin-top="0in" fo:margin-bottom="0.0835in" loext:contextual-spacing="false" fo:text-align="start" style:justify-single-word="false" fo:text-indent="0in" style:auto-text-indent="false" style:page-number="898"/>
    </style:style>
    <style:style style:name="P134" style:family="paragraph" style:parent-style-name="Body_20_text_20__28_2_29_" style:list-style-name="L5" style:master-page-name="">
      <style:paragraph-properties fo:margin-left="0.5972in" fo:margin-right="0in" fo:margin-top="0in" fo:margin-bottom="0in" loext:contextual-spacing="false" fo:text-align="start" style:justify-single-word="false" fo:text-indent="-0.2362in" style:auto-text-indent="false" style:page-number="auto">
        <style:tab-stops>
          <style:tab-stop style:position="-0.0701in"/>
        </style:tab-stops>
      </style:paragraph-properties>
    </style:style>
    <style:style style:name="P135" style:family="paragraph" style:parent-style-name="Body_20_text_20__28_4_29_" style:list-style-name="L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08in"/>
        </style:tab-stops>
      </style:paragraph-properties>
    </style:style>
    <style:style style:name="P136" style:family="paragraph" style:parent-style-name="Body_20_text_20__28_4_29_" style:list-style-name="L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47in"/>
        </style:tab-stops>
      </style:paragraph-properties>
    </style:style>
    <style:style style:name="P137" style:family="paragraph" style:parent-style-name="Body_20_text_20__28_4_29_" style:list-style-name="L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1in"/>
        </style:tab-stops>
      </style:paragraph-properties>
    </style:style>
    <style:style style:name="P138" style:family="paragraph" style:parent-style-name="Body_20_text_20__28_4_29_" style:list-style-name="L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46in"/>
        </style:tab-stops>
      </style:paragraph-properties>
    </style:style>
    <style:style style:name="P139" style:family="paragraph" style:parent-style-name="Body_20_text_20__28_4_29_" style:list-style-name="L3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>
        <style:tab-stops>
          <style:tab-stop style:position="0.2075in"/>
        </style:tab-stops>
      </style:paragraph-properties>
    </style:style>
    <style:style style:name="T1" style:family="text">
      <style:text-properties fo:color="#000000" style:text-position="25% 58%"/>
    </style:style>
    <style:style style:name="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margin-left="-2.7339in" fo:margin-right="-1.6929in" style:editable="false">
        <style:columns fo:column-count="1" fo:column-gap="0in"/>
      </style:section-properties>
    </style:style>
    <style:style style:name="Sect3" style:family="section">
      <style:section-properties fo:margin-left="-0.1193in" fo:margin-right="0.0571in" style:editable="false">
        <style:columns fo:column-count="2" fo:column-gap="0.0835in">
          <style:column style:rel-width="32767*" fo:start-indent="0in" fo:end-indent="0.0417in"/>
          <style:column style:rel-width="32768*" fo:start-indent="0.0417in" fo:end-indent="0in"/>
        </style:columns>
      </style:section-properties>
    </style:style>
    <style:style style:name="Sect4" style:family="section">
      <style:section-properties fo:margin-left="0in" fo:margin-right="0in" style:editable="false">
        <style:columns fo:column-count="2" fo:column-gap="0.0835in">
          <style:column style:rel-width="32767*" fo:start-indent="0in" fo:end-indent="0.0417in"/>
          <style:column style:rel-width="32768*" fo:start-indent="0.0417in" fo:end-indent="0in"/>
        </style:columns>
      </style:section-properties>
    </style:style>
    <text:list-style style:name="L1">
      <text:list-level-style-number text:level="1" text:style-name="CharStyle13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12" style:num-format="1" text:start-value="1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15" style:num-format="1" text:start-value="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CharStyle12" style:num-format="1" text:start-value="19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CharStyle12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CharStyle12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CharStyle12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CharStyle12" style:num-format="1" text:start-value="2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CharStyle12" style:num-format="1" text:start-value="6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CharStyle12" style:num-format="1" text:start-value="18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102" text:outline-level="1"><text:bookmark-start text:name="bookmark0"/><text:span text:style-name="CharStyle4">LAMENTATIONS</text:span><text:bookmark-end text:name="bookmark0"/></text:h>
      </text:section>
      <text:section text:style-name="Sect2" text:name="Section1">
        <text:p text:style-name="P2"/>
        <text:p text:style-name="P1"/>
      </text:section>
      <text:section text:style-name="Sect3" text:name="Section2">
        <text:p text:style-name="Body_20_text_20__28_3_29__20__2b__20_DropCap1">I<text:span text:style-name="CharStyle9">Ah, how lonely lies the city, once so full of folk, once a power among the na­tions,</text:span></text:p>
        <text:p text:style-name="P76"><text:span text:style-name="CharStyle12">now like a poor widow!</text:span></text:p>
        <text:p text:style-name="P51"><text:span text:style-name="CharStyle12">Once she queened it over towns, and is now a thrall!—</text:span></text:p>
        <text:list xml:id="list3213022923061427165" text:style-name="L1">
          <text:list-item>
            <text:p text:style-name="P103"><text:span text:style-name="CharStyle12"><text:tab/>sobbing sorely in the night, tears upon her cheek; of all her allies there is none to aid her;</text:span></text:p>
          </text:list-item>
        </text:list>
        <text:p text:style-name="P52"><text:span text:style-name="CharStyle12">her friends have all betrayed her and turned foes.</text:span></text:p>
        <text:list xml:id="list183833661960839" text:continue-numbering="true" text:style-name="L1">
          <text:list-item>
            <text:p text:style-name="P129"><text:span text:style-name="CharStyle13"><text:tab/></text:span><text:span text:style-name="CharStyle12">To an exile of sad slavery has Judah departed,' to settle among pagans, with no peace;</text:span></text:p>
          </text:list-item>
        </text:list>
        <text:p text:style-name="P51"><text:span text:style-name="CharStyle12">and in her anguish her pursuers overtook her.</text:span></text:p>
        <text:list xml:id="list183832846679527" text:continue-numbering="true" text:style-name="L1">
          <text:list-item>
            <text:p text:style-name="P130"><text:span text:style-name="CharStyle13"><text:tab/></text:span><text:span text:style-name="CharStyle12">The paths to Sion are woebe­gone,</text:span></text:p>
          </text:list-item>
        </text:list>
        <text:p text:style-name="P76"><text:span text:style-name="CharStyle12">bereft of pilgrims; her gates are all deserted, and her priests despair, her maidens have been dragged away—</text:span></text:p>
        <text:p text:style-name="P78"><text:span text:style-name="CharStyle12">ah, bitter is her lot!</text:span></text:p>
        <text:list xml:id="list183832608755825" text:continue-numbering="true" text:style-name="L1">
          <text:list-item>
            <text:p text:style-name="P131"><text:span text:style-name="CharStyle13"><text:tab/></text:span><text:span text:style-name="CharStyle12">Her foes have now the upper hand,</text:span></text:p>
          </text:list-item>
        </text:list>
        <text:p text:style-name="P76"><text:span text:style-name="CharStyle12">her enemies exult— it is her punishment from the Eternal</text:span></text:p>
        <text:p text:style-name="P76"><text:span text:style-name="CharStyle12">for her many sins.</text:span></text:p>
        <text:p text:style-name="P84"><text:span text:style-name="CharStyle12">Foes force her children into exile</text:span></text:p>
        <text:p text:style-name="P76"><text:span text:style-name="CharStyle12">in front of them;</text:span></text:p>
        <text:list xml:id="list183833418660165" text:continue-numbering="true" text:style-name="L1">
          <text:list-item>
            <text:p text:style-name="P132"><text:span text:style-name="CharStyle13"><text:tab/></text:span><text:span text:style-name="CharStyle12">from Sion all her splendour has departed;</text:span></text:p>
          </text:list-item>
        </text:list>
        <text:p text:style-name="P84"><text:span text:style-name="CharStyle12">her leaders are like harts that find</text:span></text:p>
        <text:p text:style-name="P76"><text:span text:style-name="CharStyle12">no pasture,</text:span></text:p>
        <text:p text:style-name="P54"><text:span text:style-name="CharStyle12">the pursuer drives them feebly in front of him.</text:span></text:p>
        <text:list xml:id="list183832123171079" text:continue-numbering="true" text:style-name="L1">
          <text:list-item>
            <text:p text:style-name="P106"><text:span text:style-name="CharStyle13"><text:tab/></text:span><text:span text:style-name="CharStyle12">Jerusalem recalls</text:span></text:p>
          </text:list-item>
        </text:list>
        <text:p text:style-name="P77"><text:span text:style-name="CharStyle12">her stress and scattering,</text:span></text:p>
        <text:p text:style-name="P8"><text:span text:style-name="CharStyle12">when helpless her folk fell into the foeman’s hand, and the foe gazed gloating on her downfall.</text:span></text:p>
        <text:p text:style-name="P55"><text:span text:style-name="CharStyle12">Jerusalem, for her dire sins, </text:span><text:span text:style-name="CharStyle13">8 </text:span><text:span text:style-name="CharStyle12">is flung aside;</text:span></text:p>
        <text:p text:style-name="P38"><text:span text:style-name="CharStyle12">all who honoured her despise her—</text:span></text:p>
        <text:p text:style-name="P51"><text:span text:style-name="CharStyle12">they have seen her naked shame;</text:span></text:p>
        <text:p text:style-name="P93"><text:span text:style-name="CharStyle12">she moans the while, and turns her face away.</text:span></text:p>
        <text:p text:style-name="P8"><text:span text:style-name="CharStyle12">Her filth clung to her skirts, 9 she was a fetid rag; she never thought of what would follow, and so her fall was tragic.</text:span></text:p>
        <text:p text:style-name="P38"><text:span text:style-name="CharStyle12">“How insolent is the foe, O thou Eternal!</text:span></text:p>
        <text:p text:style-name="P24"><text:span text:style-name="CharStyle12">See what I suffer!”</text:span></text:p>
        <text:p text:style-name="P8"><text:span text:style-name="CharStyle12">The foe has laid his hands io on all her treasures; she has seen pagans pushing into her shrine,</text:span></text:p>
        <text:p text:style-name="P57"><text:span text:style-name="CharStyle12">men thou didst forbid to enter thy community.</text:span></text:p>
        <text:p text:style-name="P11"><text:span text:style-name="CharStyle12">All her folk are moaning<text:tab/></text:span><text:span text:style-name="CharStyle13">11</text:span></text:p>
        <text:p text:style-name="P24"><text:span text:style-name="CharStyle12">in the search for food, bartering their treasures for bare sustenance.</text:span></text:p>
        <text:p text:style-name="P92"><text:span text:style-name="CharStyle12">“Behold, O thou Eternal, how I am abased!</text:span></text:p>
        <text:p text:style-name="P8"><text:span text:style-name="CharStyle12">And you who pass by, look, 12 look all of you and see if there is any agony like this dealt out to me,</text:span></text:p>
        <text:p text:style-name="P57"><text:span text:style-name="CharStyle12">by the Eternal in his anger fierce afflicting me.</text:span></text:p>
        <text:p text:style-name="P11"><text:span text:style-name="CharStyle12">He sent a fever down<text:tab/>13</text:span></text:p>
        <text:p text:style-name="P24"><text:span text:style-name="CharStyle12">to waste my limbs; he spread a net to catch my feet;</text:span></text:p>
        <text:p text:style-name="P28"><text:span text:style-name="CharStyle12">he thwarted me; faint he left me and forlorn, all day long.</text:span></text:p>
      </text:section>
      <text:section text:style-name="Sect4" text:name="Section3">
        <text:list xml:id="list6863764133795579179" text:style-name="L2">
          <text:list-item>
            <text:p text:style-name="P127"><text:span text:style-name="CharStyle12"><text:tab/>He singled out my sins,</text:span></text:p>
          </text:list-item>
        </text:list>
        <text:p text:style-name="P63"><text:span text:style-name="CharStyle12">then twisted them together, and bound them as a yoke upon my neck, till I am worn;</text:span></text:p>
        <text:p text:style-name="P100"><text:span text:style-name="CharStyle12">the Lord has consigned me to a foe</text:span></text:p>
        <text:p text:style-name="P64"><text:span text:style-name="CharStyle12">whom I cannot withstand.</text:span></text:p>
        <text:list xml:id="list183833509078639" text:continue-numbering="true" text:style-name="L2">
          <text:list-item>
            <text:p text:style-name="P107"><text:span text:style-name="CharStyle12"><text:tab/>My Lord himself has flouted</text:span></text:p>
          </text:list-item>
        </text:list>
        <text:p text:style-name="P63"><text:span text:style-name="CharStyle12">all my heroes,</text:span></text:p>
        <text:p text:style-name="P83"><text:span text:style-name="CharStyle12">summoning a triumphant host to shatter my warriors; in the winepress the Lord has been trampling upon Judah.</text:span></text:p>
        <text:list xml:id="list183832136376769" text:continue-numbering="true" text:style-name="L2">
          <text:list-item>
            <text:p text:style-name="P108"><text:span text:style-name="CharStyle12"><text:tab/>For all this I weep,</text:span></text:p>
          </text:list-item>
        </text:list>
        <text:p text:style-name="P64"><text:span text:style-name="CharStyle12">tears stream from my eyes; none beside me to relieve me, none to revive me; my children lie forlorn, for the foe has prevailed.”</text:span></text:p>
        <text:list xml:id="list183833143391391" text:continue-numbering="true" text:style-name="L2">
          <text:list-item>
            <text:p text:style-name="P135"><text:span text:style-name="CharStyle15"><text:tab/>Sion is stretching her hands</text:span></text:p>
          </text:list-item>
        </text:list>
        <text:p text:style-name="P60"><text:span text:style-name="CharStyle15">out,</text:span></text:p>
        <text:p text:style-name="P63"><text:span text:style-name="CharStyle12">but none relieves her; for the Eternal has ordered all around</text:span></text:p>
        <text:p text:style-name="P63"><text:span text:style-name="CharStyle12">to oppose Jacob, and Jerusalem is but to them a fetid rag.</text:span></text:p>
        <text:list xml:id="list183832931459515" text:continue-numbering="true" text:style-name="L2">
          <text:list-item>
            <text:p text:style-name="P108"><text:span text:style-name="CharStyle12"><text:tab/>“The Eternal is right,</text:span></text:p>
          </text:list-item>
        </text:list>
        <text:p text:style-name="P63"><text:span text:style-name="CharStyle12">for I did rebel!</text:span></text:p>
        <text:p text:style-name="P100"><text:span text:style-name="CharStyle12">But listen, </text:span><text:span text:style-name="CharStyle13">0</text:span><text:span text:style-name="CharStyle12"> peoples, all of you,</text:span></text:p>
        <text:p text:style-name="P64"><text:span text:style-name="CharStyle12">look at my agony; my maidens and my youth are in captivity.</text:span></text:p>
        <text:list xml:id="list183832037836488" text:continue-numbering="true" text:style-name="L2">
          <text:list-item>
            <text:p text:style-name="P109"><text:span text:style-name="CharStyle12"><text:tab/>I cafled to my allies,</text:span></text:p>
          </text:list-item>
        </text:list>
        <text:p text:style-name="P63"><text:span text:style-name="CharStyle12">and they failed me; in the city my priests and sheikhs</text:span></text:p>
        <text:p text:style-name="P63"><text:span text:style-name="CharStyle12">are dying of hunger, searching for bare sustenance, and searching all in vain.</text:span></text:p>
        <text:list xml:id="list183833376562470" text:continue-numbering="true" text:style-name="L2">
          <text:list-item>
            <text:p text:style-name="P110"><text:span text:style-name="CharStyle12"><text:tab/></text:span><text:span text:style-name="CharStyle13">0</text:span><text:span text:style-name="CharStyle12"> thou Eternal, consider my</text:span></text:p>
          </text:list-item>
        </text:list>
        <text:p text:style-name="P59"><text:span text:style-name="CharStyle12">anguish,</text:span></text:p>
        <text:p text:style-name="P63"><text:span text:style-name="CharStyle12">my soul is wretched, my heart writhing, and my vitals burn;</text:span></text:p>
        <text:p text:style-name="P98"><text:span text:style-name="CharStyle12">outside, the sword is slaying, and inside, the plague.</text:span></text:p>
        <text:p text:style-name="P10"><text:span text:style-name="CharStyle12">Listen to my moaning,<text:tab/>21</text:span></text:p>
        <text:p text:style-name="P24"><text:span text:style-name="CharStyle12">with none to relieve me.</text:span></text:p>
        <text:p text:style-name="P73"><text:span text:style-name="CharStyle12">My foes have all heard of my plight—</text:span></text:p>
        <text:p text:style-name="P24"><text:span text:style-name="CharStyle12">and they are glad of it, glad thou hast punished me, as thou didst threaten, for my sins.</text:span></text:p>
        <text:p text:style-name="P8"><text:span text:style-name="CharStyle12">But let their evil hour arrive, 22 let them fare as I fare; as thou hast done to me, so do to them— give them as many groans as mine,</text:span></text:p>
        <text:p text:style-name="P35"><text:span text:style-name="CharStyle12">a heart as sore!”</text:span></text:p>
        <text:p text:style-name="P8"><text:span text:style-name="CharStyle12">How the Lord has shamed in </text:span><text:span text:style-name="CharStyle16">c% </text:span><text:span text:style-name="CharStyle12">his anger maiden Sion,</text:span></text:p>
        <text:p text:style-name="P8"><text:span text:style-name="CharStyle12">hurling from heaven to earth the splendour of Israel, remembering not, on the day of his fury, his Footstool!</text:span></text:p>
        <text:p text:style-name="P18"><text:span text:style-name="CharStyle12">The Lord has ruined ruthlessly 2 the homesteads of Jacob, lowering and levelling the strongholds of Judah, degrading in his wrath her king and nobles.</text:span></text:p>
        <text:p text:style-name="P13"><text:span text:style-name="CharStyle12">He has shattered in fierce anger 3 all the force of Israel, withdrawing his right hand from them</text:span></text:p>
        <text:p text:style-name="P28"><text:span text:style-name="CharStyle12">as they faced the foe.</text:span></text:p>
        <text:p text:style-name="P75"><text:span text:style-name="CharStyle15">He has burned in Jacob like a fire,</text:span></text:p>
        <text:p text:style-name="P26"><text:span text:style-name="CharStyle12">devouring all around.</text:span></text:p>
        <text:p text:style-name="P74"><text:span text:style-name="CharStyle12">Like a foe he has bent his 4 bow,</text:span></text:p>
        <text:p text:style-name="P30"><text:span text:style-name="CharStyle15">and fitted his arrows; he slaughters and kills the chil­dren,</text:span></text:p>
        <text:p text:style-name="P26"><text:span text:style-name="CharStyle12">the delight of our eyes, in the tent of maiden Sion he pours out like fire his fury.</text:span></text:p>
        <text:list xml:id="list671850991922650430" text:style-name="L3">
          <text:list-item>
            <text:p text:style-name="P136"><text:span text:style-name="CharStyle15"><text:tab/>The Lord has become our</text:span></text:p>
          </text:list-item>
        </text:list>
        <text:p text:style-name="P60"><text:span text:style-name="CharStyle15">enemy,</text:span></text:p>
        <text:p text:style-name="P90"><text:span text:style-name="CharStyle15">ruining Israel, ruining all her citadels and shattering her strong­holds,</text:span></text:p>
        <text:p text:style-name="P99"><text:span text:style-name="CharStyle15">heaping upon maiden Sion wails and woe.</text:span></text:p>
        <text:list xml:id="list183833581675023" text:continue-numbering="true" text:style-name="L3">
          <text:list-item>
            <text:p text:style-name="P137"><text:span text:style-name="CharStyle15"><text:tab/>He has torn the fence down like</text:span></text:p>
          </text:list-item>
        </text:list>
        <text:p text:style-name="P60"><text:span text:style-name="CharStyle15">a robber,</text:span></text:p>
        <text:p text:style-name="P89"><text:span text:style-name="CharStyle15">demolished his own shrine, abolished within Sion feast and sabbath, spurned aside in indignation king and priest alike.</text:span></text:p>
        <text:list xml:id="list183832041278317" text:continue-numbering="true" text:style-name="L3">
          <text:list-item>
            <text:p text:style-name="P137"><text:span text:style-name="CharStyle15"><text:tab/>The Lord has discarded his own</text:span></text:p>
          </text:list-item>
        </text:list>
        <text:p text:style-name="P60"><text:span text:style-name="CharStyle15">altar,</text:span></text:p>
        <text:p text:style-name="P90"><text:span text:style-name="CharStyle15">scorned his sanctuary, and let the foe lay hands upon the ark of the compact.</text:span></text:p>
        <text:p text:style-name="P82"><text:span text:style-name="CharStyle15">What shouts they raised in the Eternal’s house, as in an orgy!</text:span></text:p>
        <text:list xml:id="list183833559632958" text:continue-numbering="true" text:style-name="L3">
          <text:list-item>
            <text:p text:style-name="P138"><text:span text:style-name="CharStyle15"><text:tab/>The Eternal was determined to</text:span></text:p>
          </text:list-item>
        </text:list>
        <text:p text:style-name="P60"><text:span text:style-name="CharStyle15">destroy</text:span></text:p>
        <text:p text:style-name="P90"><text:span text:style-name="CharStyle15">the walls of maiden Sion; he planned it all, his hand was in the </text:span><text:soft-page-break/><text:span text:style-name="CharStyle15">havoc; rampart and wall—he made them all</text:span></text:p>
        <text:p text:style-name="P80"><text:span text:style-name="CharStyle15">lament and totter.</text:span></text:p>
        <text:list xml:id="list183832501316048" text:continue-numbering="true" text:style-name="L3">
          <text:list-item>
            <text:p text:style-name="P138"><text:span text:style-name="CharStyle15"><text:tab/>Her gates have sunk to the</text:span></text:p>
          </text:list-item>
        </text:list>
        <text:p text:style-name="P60"><text:span text:style-name="CharStyle15">ground,</text:span></text:p>
        <text:p text:style-name="P79"><text:span text:style-name="CharStyle15">her bars are broken.</text:span></text:p>
        <text:p text:style-name="P82"><text:span text:style-name="CharStyle15">Her king and nobles are exiled;</text:span></text:p>
        <text:p text:style-name="P90"><text:span text:style-name="CharStyle15">there is no law; her very prophets are without a vision from the Eternal;</text:span></text:p>
        <text:list xml:id="list183832529612535" text:continue-numbering="true" text:style-name="L3">
          <text:list-item>
            <text:p text:style-name="P111"><text:span text:style-name="CharStyle12"><text:tab/>they sit in silence on the ground,</text:span></text:p>
          </text:list-item>
        </text:list>
        <text:p text:style-name="P90"><text:span text:style-name="CharStyle15">the sheikhs of maiden Sion; _ and, with dust flung on their heads,</text:span></text:p>
        <text:p text:style-name="P79"><text:span text:style-name="CharStyle15">with sackcloth round their loins,</text:span></text:p>
        <text:p text:style-name="P81"><text:span text:style-name="CharStyle15">with head bowed to the ground, there sit the maids of Jeru­salem!</text:span></text:p>
        <text:list xml:id="list183832791641554" text:continue-numbering="true" text:style-name="L3">
          <text:list-item>
            <text:p text:style-name="P139"><text:span text:style-name="CharStyle15"><text:tab/>My eyes are worn with tears,</text:span></text:p>
          </text:list-item>
        </text:list>
        <text:p text:style-name="P25"><text:span text:style-name="CharStyle12">my soul is wretched, my heart is melting for the wreck of my people, for babies and infants swooning in the city-streets, crying to their mothers<text:tab/>12</text:span></text:p>
        <text:p text:style-name="P24"><text:span text:style-name="CharStyle12">for their food,</text:span></text:p>
        <text:p text:style-name="P17"><text:span text:style-name="CharStyle12">swooning like men wounded in the city-streets, gasping out their lives in their mothers’ bosom.</text:span></text:p>
        <text:p text:style-name="P55"><text:span text:style-name="CharStyle12">To what can I compare you, 13 dear Jerusalem?</text:span></text:p>
        <text:p text:style-name="P38"><text:span text:style-name="CharStyle12">To what can I liken you, for your comfort,</text:span></text:p>
        <text:p text:style-name="P70"><text:span text:style-name="CharStyle12">O<text:tab/>maiden Sion?</text:span></text:p>
        <text:p text:style-name="P38"><text:span text:style-name="CharStyle12">Your wreck is vast as the ocean;</text:span></text:p>
        <text:p text:style-name="P68"><text:span text:style-name="CharStyle12">who can repair you?</text:span></text:p>
        <text:p text:style-name="P8"><text:span text:style-name="CharStyle12">Your prophets? ah, their 14 dreams for you were false and flattering; they never made you see your sin, to save you from captivity— all the dreams they had for you</text:span></text:p>
        <text:p text:style-name="P72"><text:span text:style-name="CharStyle12">deceived you and misled you.</text:span></text:p>
        <text:p text:style-name="P12"><text:span text:style-name="CharStyle12">Now all who pass<text:tab/>IS</text:span></text:p>
        <text:p text:style-name="P24"><text:span text:style-name="CharStyle12">clap their hands over you, hissing and tossing their heads over maiden Jerusalem;</text:span></text:p>
        <text:p text:style-name="P55"><text:span text:style-name="CharStyle12">“So this is the peerless Beauty, the Joy of all the earth?”</text:span></text:p>
        <text:p text:style-name="P55"><text:span text:style-name="CharStyle12">Your foes, they are all yelling 16 against you,</text:span></text:p>
        <text:p text:style-name="P9"><text:span text:style-name="CharStyle12">hissing with clenched teeth,</text:span></text:p>
        <text:p text:style-name="P71"><text:span text:style-name="CharStyle15">“We have done for her!</text:span></text:p>
        <text:p text:style-name="P9"><text:span text:style-name="CharStyle12">This is the day we longed for!</text:span></text:p>
        <text:p text:style-name="P53"><text:span text:style-name="CharStyle12">It has come, we see it at last!”</text:span></text:p>
        <text:p text:style-name="P39"><text:span text:style-name="CharStyle12">The Eternal has done as he 17 planned,</text:span></text:p>
        <text:p text:style-name="P24"><text:span text:style-name="CharStyle12">has carried out his word, as he fixed long ago;</text:span></text:p>
        <text:p text:style-name="P24"><text:span text:style-name="CharStyle12">he wrecks you ruthlessly, makes foemen rejoice over you, and swells their forces.</text:span></text:p>
        <text:p text:style-name="P12"><text:span text:style-name="CharStyle12">Cry aloud to the Lord,<text:tab/>18</text:span></text:p>
        <text:p text:style-name="P69"><text:span text:style-name="CharStyle12">O<text:tab/>maiden Sion!</text:span></text:p>
      </text:section>
      <text:section text:style-name="Sect4" text:name="Section4">
        <text:p text:style-name="P133"><text:span text:style-name="CharStyle12">let your tears stream down by day and night, give yourself no respite, give your eyes no rest.</text:span></text:p>
        <text:list xml:id="list4713536134139479368" text:style-name="L4">
          <text:list-item>
            <text:p text:style-name="P112"><text:span text:style-name="CharStyle12"><text:tab/>Rise and cry in the night,</text:span></text:p>
          </text:list-item>
        </text:list>
        <text:p text:style-name="P20"><text:span text:style-name="CharStyle12">as the night-watches come round,</text:span></text:p>
        <text:p text:style-name="P67"><text:span text:style-name="CharStyle12">pour out your heart like water before the Lord, lift hands of prayer to him over what he has done to you:</text:span></text:p>
        <text:list xml:id="list183832872290906" text:continue-numbering="true" text:style-name="L4">
          <text:list-item>
            <text:p text:style-name="P113"><text:span text:style-name="CharStyle12"><text:tab/>“Consider, </text:span><text:span text:style-name="CharStyle13">0</text:span><text:span text:style-name="CharStyle12"> Eternal,</text:span></text:p>
          </text:list-item>
        </text:list>
        <text:p text:style-name="P62"><text:span text:style-name="CharStyle12">whom thou art handling thus! Are women to eat their children, the babes they have fondled? Are priests and prophets to be murdered in thy sanctuary?</text:span></text:p>
        <text:list xml:id="list183833170856417" text:continue-numbering="true" text:style-name="L4">
          <text:list-item>
            <text:p text:style-name="P113"><text:span text:style-name="CharStyle12"><text:tab/>All over the street they lie,</text:span></text:p>
          </text:list-item>
        </text:list>
        <text:p text:style-name="P61"><text:span text:style-name="CharStyle12">both young and old, my maidens and my youth killed without quarter, slain by thee, on thy day of anger, slaughtered without pity;</text:span></text:p>
        <text:list xml:id="list183833507681924" text:continue-numbering="true" text:style-name="L4">
          <text:list-item>
            <text:p text:style-name="P113"><text:span text:style-name="CharStyle12"><text:tab/>thou hast summoned the ter­</text:span></text:p>
          </text:list-item>
        </text:list>
        <text:p text:style-name="P94"><text:span text:style-name="CharStyle12">rors of war all around to a triumph,</text:span></text:p>
        <text:p text:style-name="P66"><text:span text:style-name="CharStyle12">till all whom I nursed and nur­tured</text:span></text:p>
        <text:p text:style-name="P61"><text:span text:style-name="CharStyle12">the foe has destroyed; not a soul escaped, not one sur­vived,</text:span></text:p>
        <text:p text:style-name="P62"><text:span text:style-name="CharStyle12">on the day of thine anger.”</text:span></text:p>
        <text:list xml:id="list4630728506803109923" text:style-name="L5">
          <text:list-item>
            <text:p text:style-name="P134"><text:span text:style-name="CharStyle12"><text:tab/>am the man who has suf­fered</text:span></text:p>
          </text:list-item>
        </text:list>
        <text:p text:style-name="P61"><text:span text:style-name="CharStyle12">under the rod of his anger;</text:span></text:p>
        <text:list xml:id="list3228625156603359134" text:style-name="L6">
          <text:list-item>
            <text:p text:style-name="P114"><text:span text:style-name="CharStyle12"><text:tab/>I am the man he has been lead­</text:span></text:p>
          </text:list-item>
        </text:list>
        <text:p text:style-name="P85"><text:span text:style-name="CharStyle12">ing</text:span></text:p>
        <text:p text:style-name="P61"><text:span text:style-name="CharStyle12">on a dark, unlighted road;</text:span></text:p>
        <text:list xml:id="list183833656648203" text:continue-numbering="true" text:style-name="L6">
          <text:list-item>
            <text:p text:style-name="P114"><text:span text:style-name="CharStyle12"><text:tab/>he has baffled me over and</text:span></text:p>
          </text:list-item>
        </text:list>
        <text:p text:style-name="P85"><text:span text:style-name="CharStyle12">again,</text:span></text:p>
        <text:p text:style-name="P61"><text:span text:style-name="CharStyle12">all the day long;</text:span></text:p>
        <text:list xml:id="list183833309786195" text:continue-numbering="true" text:style-name="L6">
          <text:list-item>
            <text:p text:style-name="P114"><text:span text:style-name="CharStyle12"><text:tab/>he has worn away my skin and</text:span></text:p>
          </text:list-item>
        </text:list>
        <text:p text:style-name="P85"><text:span text:style-name="CharStyle12">flesh,</text:span></text:p>
        <text:p text:style-name="P61"><text:span text:style-name="CharStyle12">and broken my bones;</text:span></text:p>
        <text:list xml:id="list183833595974844" text:continue-numbering="true" text:style-name="L6">
          <text:list-item>
            <text:p text:style-name="P114"><text:span text:style-name="CharStyle12"><text:tab/>he has piled troubles up against</text:span></text:p>
          </text:list-item>
        </text:list>
        <text:p text:style-name="P85"><text:span text:style-name="CharStyle12">me,</text:span></text:p>
        <text:p text:style-name="P61"><text:span text:style-name="CharStyle12">right round my head;</text:span></text:p>
        <text:p text:style-name="P38"><text:span text:style-name="CharStyle12">he has made me dwell in the 6 dark,</text:span></text:p>
        <text:p text:style-name="P24"><text:span text:style-name="CharStyle12">like men long dead; he has walled me round, till I 7 cannot go out,</text:span></text:p>
        <text:p text:style-name="P24"><text:span text:style-name="CharStyle12">he has loaded me with chains; and when I fain would cry for 8 help,</text:span></text:p>
        <text:p text:style-name="P24"><text:span text:style-name="CharStyle12">he stops my prayer; he blocks my way with boul- 9 ders,</text:span></text:p>
        <text:p text:style-name="P24"><text:span text:style-name="CharStyle12">till my course is twisted; he lurks for me like a bear, 10 like a lion in ambush; he has chased me, mangled me 11 and left me all forlorn; he has bent his bow and made 12 me</text:span></text:p>
        <text:p text:style-name="P35"><text:span text:style-name="CharStyle12">a target for his arrows; he has driven his shafts home, 13 right into me;</text:span></text:p>
        <text:list xml:id="list2734854328929972242" text:style-name="L7">
          <text:list-item>
            <text:p text:style-name="P104"><text:span text:style-name="CharStyle12"><text:tab/>am the butt of all nations, 14 the burden of their satire all day long.</text:span></text:p>
          </text:list-item>
        </text:list>
        <text:p text:style-name="P38"><text:span text:style-name="CharStyle12">He has filled me up with bitter 15 herbs,</text:span></text:p>
        <text:p text:style-name="P51"><text:span text:style-name="CharStyle12">and sated me with worm­wood;</text:span></text:p>
        <text:p text:style-name="P38"><text:span text:style-name="CharStyle12">he has broken my teeth with 16 gravel,</text:span></text:p>
        <text:p text:style-name="P24"><text:span text:style-name="CharStyle12">and covered me with ashes.</text:span></text:p>
        <text:p text:style-name="P49"><text:span text:style-name="CharStyle12">He has bereft me of all bliss, 17<text:line-break/>I forget what it is to prosper;</text:span></text:p>
        <text:list xml:id="list3234660216145372361" text:style-name="L8">
          <text:list-item>
            <text:p text:style-name="P105"><text:span text:style-name="CharStyle12"><text:tab/>said, “My strength is gone, 18 and my hope in the Eter- nal!”</text:span></text:p>
          </text:list-item>
        </text:list>
        <text:p text:style-name="P38"><text:span text:style-name="CharStyle12">The thought of my stress and 19 scattering</text:span></text:p>
        <text:p text:style-name="P36"><text:span text:style-name="CharStyle15">is bitterness, bitter to me; my soul is always thinking of it, 20 and is crushed within me.</text:span></text:p>
        <text:p text:style-name="P14"><text:span text:style-name="CharStyle15">But I will call to mind,<text:tab/>21</text:span></text:p>
        <text:p text:style-name="P29"><text:span text:style-name="CharStyle15">to give me hope,</text:span></text:p>
        <text:p text:style-name="P41"><text:span text:style-name="CharStyle15">that the Eternal’s love is last- 22 ing,</text:span></text:p>
        <text:p text:style-name="P29"><text:span text:style-name="CharStyle15">and will never fail.</text:span></text:p>
        <text:p text:style-name="P41"><text:span text:style-name="CharStyle15">“Fresh every morning is thy 23 kindness,</text:span></text:p>
        <text:p text:style-name="P24"><text:span text:style-name="CharStyle12">great is thy faithfulness!”</text:span></text:p>
        <text:list xml:id="list1729719615682197508" text:style-name="L9">
          <text:list-item>
            <text:p text:style-name="P128"><text:span text:style-name="CharStyle12"><text:tab/>The Eternal is my allotted</text:span></text:p>
          </text:list-item>
        </text:list>
        <text:p text:style-name="P86"><text:span text:style-name="CharStyle12">share, I say;</text:span></text:p>
        <text:p text:style-name="P44"><text:span text:style-name="CharStyle12">therefore I will hope in him.</text:span></text:p>
        <text:list xml:id="list183831927719770" text:continue-numbering="true" text:style-name="L9">
          <text:list-item>
            <text:p text:style-name="P115"><text:span text:style-name="CharStyle12"><text:tab/>The Eternal is good to those</text:span></text:p>
          </text:list-item>
        </text:list>
        <text:p text:style-name="P65"><text:span text:style-name="CharStyle12">who wait for him, to a soul that seeks him.</text:span></text:p>
        <text:list xml:id="list183832392822911" text:continue-numbering="true" text:style-name="L9">
          <text:list-item>
            <text:p text:style-name="P115"><text:span text:style-name="CharStyle12"><text:tab/>It is good to wait in silence</text:span></text:p>
          </text:list-item>
        </text:list>
        <text:p text:style-name="P44"><text:span text:style-name="CharStyle12">for the help of the Eternal;</text:span></text:p>
        <text:list xml:id="list183832056120770" text:continue-numbering="true" text:style-name="L9">
          <text:list-item>
            <text:p text:style-name="P115"><text:span text:style-name="CharStyle12"><text:tab/>it is good to bear without a word</text:span></text:p>
          </text:list-item>
        </text:list>
        <text:p text:style-name="P44"><text:span text:style-name="CharStyle12">the rebuke of the Eternal;</text:span></text:p>
        <text:list xml:id="list183833306507646" text:continue-numbering="true" text:style-name="L9">
          <text:list-item>
            <text:p text:style-name="P115"><text:span text:style-name="CharStyle12"><text:tab/>let a man sit alone in silence,</text:span></text:p>
          </text:list-item>
        </text:list>
        <text:p text:style-name="P44"><text:span text:style-name="CharStyle12">since it is the Eternal’s hand;</text:span></text:p>
        <text:list xml:id="list183832286401238" text:continue-numbering="true" text:style-name="L9">
          <text:list-item>
            <text:p text:style-name="P115"><text:span text:style-name="CharStyle12"><text:tab/>let him lay his lips to the dust—</text:span></text:p>
          </text:list-item>
        </text:list>
        <text:p text:style-name="P44"><text:span text:style-name="CharStyle12">there may be hope for him;</text:span></text:p>
        <text:list xml:id="list183831934678780" text:continue-numbering="true" text:style-name="L9">
          <text:list-item>
            <text:p text:style-name="P115"><text:span text:style-name="CharStyle12"><text:tab/>let him offer his cheek to the</text:span></text:p>
          </text:list-item>
        </text:list>
        <text:p text:style-name="P86"><text:span text:style-name="CharStyle12">striker,</text:span></text:p>
        <text:p text:style-name="P48"><text:span text:style-name="CharStyle12">and suffer all man’s taunts.</text:span></text:p>
        <text:list xml:id="list183833389958377" text:continue-numbering="true" text:style-name="L9">
          <text:list-item>
            <text:p text:style-name="P115"><text:span text:style-name="CharStyle12"><text:tab/>For the Lord will not always</text:span></text:p>
          </text:list-item>
        </text:list>
        <text:p text:style-name="P86"><text:span text:style-name="CharStyle12">discard life;</text:span></text:p>
        <text:list xml:id="list183833177533717" text:continue-numbering="true" text:style-name="L9">
          <text:list-item>
            <text:p text:style-name="P115"><text:span text:style-name="CharStyle12"><text:tab/>he wounds, but he has pity,</text:span></text:p>
          </text:list-item>
        </text:list>
        <text:p text:style-name="P44"><text:span text:style-name="CharStyle12">so rich is his love;</text:span></text:p>
        <text:list xml:id="list183833677840333" text:continue-numbering="true" text:style-name="L9">
          <text:list-item>
            <text:p text:style-name="P115"><text:span text:style-name="CharStyle12"><text:tab/>he is loth to pain or grieve</text:span></text:p>
          </text:list-item>
        </text:list>
        <text:p text:style-name="P44"><text:soft-page-break/><text:span text:style-name="CharStyle12">the sons of men.</text:span></text:p>
        <text:list xml:id="list183832533360294" text:continue-numbering="true" text:style-name="L9">
          <text:list-item>
            <text:p text:style-name="P115"><text:span text:style-name="CharStyle12"><text:tab/>When a whole people is taken</text:span></text:p>
          </text:list-item>
        </text:list>
        <text:p text:style-name="P86"><text:span text:style-name="CharStyle12">prisoner</text:span></text:p>
        <text:p text:style-name="P44"><text:span text:style-name="CharStyle12">and downtrodden,</text:span></text:p>
        <text:list xml:id="list183833858212161" text:continue-numbering="true" text:style-name="L9">
          <text:list-item>
            <text:p text:style-name="P115"><text:span text:style-name="CharStyle12"><text:tab/>when a man is deprived of his</text:span></text:p>
          </text:list-item>
        </text:list>
        <text:p text:style-name="P86"><text:span text:style-name="CharStyle12">rights,</text:span></text:p>
        <text:p text:style-name="P44"><text:span text:style-name="CharStyle12">under the eyes of the Most High,</text:span></text:p>
        <text:list xml:id="list183833689269477" text:continue-numbering="true" text:style-name="L9">
          <text:list-item>
            <text:p text:style-name="P115"><text:span text:style-name="CharStyle12"><text:tab/>when a man does not get jus­</text:span></text:p>
          </text:list-item>
        </text:list>
        <text:p text:style-name="P86"><text:span text:style-name="CharStyle12">tice—</text:span></text:p>
        <text:p text:style-name="P44"><text:span text:style-name="CharStyle12">does the Lord not see it?</text:span></text:p>
        <text:list xml:id="list183833657108836" text:continue-numbering="true" text:style-name="L9">
          <text:list-item>
            <text:p text:style-name="P115"><text:span text:style-name="CharStyle12"><text:tab/>Who can carry out his will,</text:span></text:p>
          </text:list-item>
        </text:list>
        <text:p text:style-name="P44"><text:span text:style-name="CharStyle12">unless it is the Lord’s order?</text:span></text:p>
        <text:list xml:id="list183833603639627" text:continue-numbering="true" text:style-name="L9">
          <text:list-item>
            <text:p text:style-name="P115"><text:span text:style-name="CharStyle12"><text:tab/>Are not weal and woe alike</text:span></text:p>
          </text:list-item>
        </text:list>
        <text:p text:style-name="P47"><text:span text:style-name="CharStyle12">decreed by the Most High?</text:span></text:p>
        <text:list xml:id="list183832979014773" text:continue-numbering="true" text:style-name="L9">
          <text:list-item>
            <text:p text:style-name="P122"><text:span text:style-name="CharStyle12"><text:tab/>Then why should mortal men</text:span></text:p>
          </text:list-item>
        </text:list>
        <text:p text:style-name="P88"><text:span text:style-name="CharStyle12">complain,<text:tab/>./</text:span></text:p>
        <text:p text:style-name="P46"><text:span text:style-name="CharStyle12">■when they are punished for their sins?<text:tab/>^</text:span></text:p>
        <text:list xml:id="list183832350459546" text:continue-numbering="true" text:style-name="L9">
          <text:list-item>
            <text:p text:style-name="P122"><text:span text:style-name="CharStyle12"><text:tab/>Let us scan and search our lives,</text:span></text:p>
          </text:list-item>
        </text:list>
        <text:p text:style-name="P45"><text:span text:style-name="CharStyle12">let us return to the Eternal,</text:span></text:p>
        <text:list xml:id="list183833770543515" text:continue-numbering="true" text:style-name="L9">
          <text:list-item>
            <text:p text:style-name="P122"><text:span text:style-name="CharStyle12"><text:tab/>lifting our hearts up with our</text:span></text:p>
          </text:list-item>
        </text:list>
        <text:p text:style-name="P87"><text:span text:style-name="CharStyle12">hands</text:span></text:p>
        <text:p text:style-name="P45"><text:soft-page-break/><text:span text:style-name="CharStyle12">to God in heaven;</text:span></text:p>
        <text:list xml:id="list183833064593255" text:continue-numbering="true" text:style-name="L9">
          <text:list-item>
            <text:p text:style-name="P122"><text:span text:style-name="CharStyle12"><text:tab/>“The sin is ours, we have rebelled,</text:span></text:p>
          </text:list-item>
        </text:list>
        <text:p text:style-name="P45"><text:span text:style-name="CharStyle12">and thou—thou hast not par­doned;</text:span></text:p>
        <text:p text:style-name="P38"><text:span text:style-name="CharStyle12">thou hast veiled thy face in 43 anger,</text:span></text:p>
        <text:p text:style-name="P24"><text:span text:style-name="CharStyle12">pursuing us without pity; thou hast covered thyself with 44 a cloud</text:span></text:p>
        <text:p text:style-name="P29"><text:span text:style-name="CharStyle15">no prayer can pierce; thou hast made us mere scum </text:span><text:span text:style-name="CharStyle19">43 </text:span><text:span text:style-name="CharStyle15">and refuse in the world;</text:span></text:p>
        <text:p text:style-name="P55"><text:span text:style-name="CharStyle12">our foes, they are all yelling 46 against us;</text:span></text:p>
        <text:p text:style-name="P38"><text:span text:style-name="CharStyle12">dismay and destruction befall </text:span><text:span text:style-name="CharStyle13">47 </text:span><text:span text:style-name="CharStyle12">us,</text:span></text:p>
        <text:p text:style-name="P35"><text:span text:style-name="CharStyle12">ravage and ruin.”</text:span></text:p>
        <text:p text:style-name="P8"><text:span text:style-name="CharStyle12">Tears are flooding from my eyes 48 for the ruin of my people; my eyes are sore with sorrow 51 for all the woes of my city; my eyes stream without ceasing, 49 without rest,</text:span></text:p>
        <text:p text:style-name="P55"><text:span text:style-name="CharStyle12">till the Eternal will look down 50 from heaven above.</text:span></text:p>
        <text:p text:style-name="P38"><text:span text:style-name="CharStyle12">They have chased me like a 52 bird,</text:span></text:p>
        <text:p text:style-name="P24"><text:span text:style-name="CharStyle12">with no reason for their hate; they dropped me to die in a 53 dungeon,</text:span></text:p>
        <text:p text:style-name="P33"><text:span text:style-name="CharStyle15">flinging stones at me; waters flowed over my head, 54 “I am lost,” I said.</text:span></text:p>
        <text:p text:style-name="P39"><text:span text:style-name="CharStyle12">From the depth of the dungeon </text:span><text:span text:style-name="CharStyle13">55 </text:span><text:span text:style-name="CharStyle12">I called,</text:span></text:p>
        <text:p text:style-name="P27"><text:span text:style-name="CharStyle12">O Eternal, to thee; thou didst hear me crying, 56 “Give ear to my plea”; thou earnest at my call,<text:tab/>57</text:span></text:p>
        <text:p text:style-name="P26"><text:span text:style-name="CharStyle12">bidding me, “Fear not.”</text:span></text:p>
        <text:p text:style-name="P39"><text:span text:style-name="CharStyle12">O Lord, thou didst take my 58 part</text:span></text:p>
        <text:p text:style-name="P26"><text:span text:style-name="CharStyle12">and save my life.</text:span></text:p>
        <text:p text:style-name="P56"><text:span text:style-name="CharStyle21">And now thou seest my wrongs; 59 oh vindicate me!</text:span></text:p>
        <text:p text:style-name="P15"><text:span text:style-name="CharStyle15">Thou hast seen all the revenge 60 they plotted against me, hast heard all the insults<text:tab/>61</text:span></text:p>
        <text:p text:style-name="P30"><text:soft-page-break/><text:span text:style-name="CharStyle15">they plotted against me, the talk of the men who attack 62 me,</text:span></text:p>
        <text:p text:style-name="P26"><text:span text:style-name="CharStyle12">their muttering all day long.</text:span></text:p>
        <text:list xml:id="list2956233134293421487" text:style-name="L10">
          <text:list-item>
            <text:p text:style-name="P116"><text:span text:style-name="CharStyle12"><text:tab/>Look at them, sitting or rising—</text:span></text:p>
          </text:list-item>
        </text:list>
        <text:p text:style-name="P20"><text:span text:style-name="CharStyle12">I am the burden of their satire!</text:span></text:p>
        <text:list xml:id="list183832359422592" text:continue-numbering="true" text:style-name="L10">
          <text:list-item>
            <text:p text:style-name="P117"><text:span text:style-name="CharStyle12"><text:tab/>Thou wilt requite them, O Eter­</text:span></text:p>
          </text:list-item>
        </text:list>
        <text:p text:style-name="P95"><text:span text:style-name="CharStyle12">nal,</text:span></text:p>
        <text:p text:style-name="P61"><text:span text:style-name="CharStyle12">for what they have done;</text:span></text:p>
        <text:list xml:id="list183831957341220" text:continue-numbering="true" text:style-name="L10">
          <text:list-item>
            <text:p text:style-name="P117"><text:span text:style-name="CharStyle12"><text:tab/>thou wilt blind their vision—</text:span></text:p>
          </text:list-item>
        </text:list>
        <text:p text:style-name="P61"><text:span text:style-name="CharStyle12">thy curse be upon them!—</text:span></text:p>
        <text:list xml:id="list183833054020968" text:continue-numbering="true" text:style-name="L10">
          <text:list-item>
            <text:p text:style-name="P117"><text:span text:style-name="CharStyle12"><text:tab/>thou wilt chase them angrily,</text:span></text:p>
          </text:list-item>
        </text:list>
        <text:p text:style-name="P62"><text:span text:style-name="CharStyle12">and crush them out of life.</text:span></text:p>
        <text:p text:style-name="P97"><text:span text:style-name="CharStyle12">Ah! how the gold is dimmed, the gold so pure! the sacred gems are scattered over every street;</text:span></text:p>
        <text:list xml:id="list2996779809089913067" text:style-name="L11">
          <text:list-item>
            <text:p text:style-name="P118"><text:span text:style-name="CharStyle12"><text:tab/>the priceless sons of Sion,</text:span></text:p>
          </text:list-item>
        </text:list>
        <text:p text:style-name="P62"><text:span text:style-name="CharStyle12">worth their weight in gold, count no more than crockery, mere pots of clay!</text:span></text:p>
        <text:list xml:id="list183832502377397" text:continue-numbering="true" text:style-name="L11">
          <text:list-item>
            <text:p text:style-name="P118"><text:span text:style-name="CharStyle12"><text:tab/>Even jackals give the breast,</text:span></text:p>
          </text:list-item>
        </text:list>
        <text:p text:style-name="P61"><text:span text:style-name="CharStyle12">their whelps they suckle; but cruel are the women of my people</text:span></text:p>
        <text:p text:style-name="P61"><text:span text:style-name="CharStyle12">as the ostrich wild;</text:span></text:p>
        <text:list xml:id="list183833569595082" text:continue-numbering="true" text:style-name="L11">
          <text:list-item>
            <text:p text:style-name="P118"><text:span text:style-name="CharStyle12"><text:tab/>for the tongue of the nursling</text:span></text:p>
          </text:list-item>
        </text:list>
        <text:p text:style-name="P96"><text:span text:style-name="CharStyle12">cleaves for thirst to the roof of its mouth, the children beg for food, and no one gives it.</text:span></text:p>
        <text:list xml:id="list183833161489850" text:continue-numbering="true" text:style-name="L11">
          <text:list-item>
            <text:p text:style-name="P118"><text:span text:style-name="CharStyle12"><text:tab/>Those who fared on dainties</text:span></text:p>
          </text:list-item>
        </text:list>
        <text:p text:style-name="P61"><text:span text:style-name="CharStyle12">rot upon the street; those who lay on scarlet rugs huddle on an ash-heap.</text:span></text:p>
        <text:list xml:id="list183833863055754" text:continue-numbering="true" text:style-name="L11">
          <text:list-item>
            <text:p text:style-name="P118"><text:soft-page-break/><text:span text:style-name="CharStyle12"><text:tab/>The guilt of my people was</text:span></text:p>
          </text:list-item>
        </text:list>
        <text:p text:style-name="P95"><text:span text:style-name="CharStyle12">greater</text:span></text:p>
        <text:p text:style-name="P62"><text:span text:style-name="CharStyle12">than even the sin of Sodom— Sodom that fell in a flash, ere any could wring his hands.</text:span></text:p>
        <text:list xml:id="list183831894543056" text:continue-numbering="true" text:style-name="L11">
          <text:list-item>
            <text:p text:style-name="P118"><text:span text:style-name="CharStyle12"><text:tab/>Her headmen were brighter than</text:span></text:p>
          </text:list-item>
        </text:list>
        <text:p text:style-name="P95"><text:span text:style-name="CharStyle12">snow,</text:span></text:p>
        <text:p text:style-name="P61"><text:span text:style-name="CharStyle12">and whiter than milk, ruddier than rubies, their bodies veined like sap­phires;</text:span></text:p>
        <text:list xml:id="list183832986900237" text:continue-numbering="true" text:style-name="L11">
          <text:list-item>
            <text:p text:style-name="P118"><text:span text:style-name="CharStyle12"><text:tab/>and now they look more dark­</text:span></text:p>
          </text:list-item>
        </text:list>
        <text:p text:style-name="P95"><text:span text:style-name="CharStyle12">some than the night— none knows them as they pass—</text:span></text:p>
        <text:p text:style-name="P38"><text:span text:style-name="CharStyle12">their skin drawn tight over the bone,</text:span></text:p>
        <text:p text:style-name="P35"><text:span text:style-name="CharStyle12">dry as a stick.</text:span></text:p>
        <text:p text:style-name="P16"><text:span text:style-name="CharStyle21">Better to die by the sword 9 than by starving, stabbed to death by hunger suddenly in the field!</text:span></text:p>
        <text:p text:style-name="P13"><text:span text:style-name="CharStyle12">The hands of tender women 10 have sodden their own chil­dren—</text:span></text:p>
        <text:p text:style-name="P91"><text:span text:style-name="CharStyle21">making that their food, amid the wreck.</text:span></text:p>
        <text:p text:style-name="P40"><text:span text:style-name="CharStyle12">The Eternal has carried out his n fury,</text:span></text:p>
        <text:p text:style-name="P24"><text:span text:style-name="CharStyle12">venting his hot anger; he has lit a fire in Sion that burns her to the base.</text:span></text:p>
        <text:p text:style-name="P8"><text:span text:style-name="CharStyle12">None could believe, no king, 12 no man in all the world, that foe or enemy could ever en­ter</text:span></text:p>
        <text:p text:style-name="P34"><text:span text:style-name="CharStyle21">inside Jerusalem.</text:span></text:p>
        <text:p text:style-name="P42"><text:span text:style-name="CharStyle21">It was all for the sin of her 13 prophets,</text:span></text:p>
        <text:p text:style-name="P31"><text:span text:style-name="CharStyle21">for the crime of her priests, who shed in her the blood of the just.</text:span></text:p>
        <text:p text:style-name="P42"><text:span text:style-name="CharStyle21">Now, stained with blood, they 14 wander</text:span></text:p>
        <text:p text:style-name="P34"><text:span text:style-name="CharStyle21">blindly about the streets, brushing against men they once avoided.</text:span></text:p>
        <text:p text:style-name="P16"><text:soft-page-break/><text:span text:style-name="CharStyle21">Men shout to them, “Begone! 15 you are unclean! begone! avoid us!”</text:span></text:p>
        <text:p text:style-name="P42"><text:span text:style-name="CharStyle21">So they stagger and wander abroad,</text:span></text:p>
        <text:p text:style-name="P31"><text:span text:style-name="CharStyle21">finding no shelter; the Eternal himself has scat- 16 tered them,</text:span></text:p>
        <text:p text:style-name="P37"><text:span text:style-name="CharStyle21">caring nothing for them, regardless of the priests, and heedless of the prophets.</text:span></text:p>
        <text:p text:style-name="P43"><text:span text:style-name="CharStyle21">Our eyes are strained and fail- 17 ing,</text:span></text:p>
        <text:p text:style-name="P32"><text:span text:style-name="CharStyle21">as we look for aid unavailing;</text:span></text:p>
        <text:p text:style-name="P67"><text:span text:style-name="CharStyle12">we are watching for a nation that has never brought salva­tion.</text:span></text:p>
        <text:list xml:id="list404516267799814454" text:style-name="L12">
          <text:list-item>
            <text:p text:style-name="P119"><text:span text:style-name="CharStyle12"><text:tab/>Foes dog our steps,</text:span></text:p>
          </text:list-item>
        </text:list>
        <text:p text:style-name="P61"><text:span text:style-name="CharStyle12">we dare not walk abroad; our days are numbered and over,</text:span></text:p>
        <text:p text:style-name="P22"><text:span text:style-name="CharStyle12">for our end has come.</text:span></text:p>
        <text:list xml:id="list183833109172610" text:continue-numbering="true" text:style-name="L12">
          <text:list-item>
            <text:p text:style-name="P120"><text:span text:style-name="CharStyle12"><text:tab/>More swift were our pursuers</text:span></text:p>
          </text:list-item>
        </text:list>
        <text:p text:style-name="P61"><text:span text:style-name="CharStyle12">than eagles of the air, hunting us over the hills, ambushing us on the wolds;</text:span></text:p>
        <text:list xml:id="list183832977559844" text:continue-numbering="true" text:style-name="L12">
          <text:list-item>
            <text:p text:style-name="P121"><text:span text:style-name="CharStyle12"><text:tab/>they trapped the king, the Eter­</text:span></text:p>
          </text:list-item>
        </text:list>
        <text:p text:style-name="P59"><text:span text:style-name="CharStyle12">nal’s choice,</text:span></text:p>
        <text:p text:style-name="P61"><text:span text:style-name="CharStyle12">the very breath of our lives, of whom we said, “Under his reign</text:span></text:p>
        <text:p text:style-name="P22"><text:span text:style-name="CharStyle12">we shall hold out, among the nations!”</text:span></text:p>
        <text:list xml:id="list183833027654440" text:continue-numbering="true" text:style-name="L12">
          <text:list-item>
            <text:p text:style-name="P121"><text:span text:style-name="CharStyle12"><text:tab/>Rejoice and be glad in your</text:span></text:p>
          </text:list-item>
        </text:list>
        <text:p text:style-name="P59"><text:span text:style-name="CharStyle12">home-land,</text:span></text:p>
        <text:p text:style-name="P20"><text:span text:style-name="CharStyle12">O maiden Edom!</text:span></text:p>
        <text:p text:style-name="P66"><text:span text:style-name="CharStyle12">But the cup will come round to you,</text:span></text:p>
        <text:p text:style-name="P20"><text:span text:style-name="CharStyle12">and leave you drunk and dis­hevelled.</text:span></text:p>
        <text:list xml:id="list183833190177283" text:continue-numbering="true" text:style-name="L12">
          <text:list-item>
            <text:p text:style-name="P121"><text:soft-page-break/><text:span text:style-name="CharStyle12"><text:tab/>Sion, your guilt is over and</text:span></text:p>
          </text:list-item>
        </text:list>
        <text:p text:style-name="P59"><text:span text:style-name="CharStyle12">gone-</text:span></text:p>
        <text:p text:style-name="P20"><text:span text:style-name="CharStyle12">no more exile for you!</text:span></text:p>
        <text:p text:style-name="P66"><text:span text:style-name="CharStyle12">But, Edom, your guilt shall be punished,</text:span></text:p>
        <text:p text:style-name="P23"><text:span text:style-name="CharStyle12">your sins laid bare!</text:span></text:p>
        <text:p text:style-name="P101"><text:span text:style-name="CharStyle12">Consider our plight, </text:span><text:span text:style-name="CharStyle13">0</text:span><text:span text:style-name="CharStyle12"> Eter­nal,</text:span></text:p>
        <text:p text:style-name="P21"><text:span text:style-name="CharStyle12">ah, look at our disgrace—</text:span></text:p>
        <text:list xml:id="list3170893175920455492" text:style-name="L13">
          <text:list-item>
            <text:p text:style-name="P126"><text:span text:style-name="CharStyle12"><text:tab/>our heritage handed to foreign­</text:span></text:p>
          </text:list-item>
        </text:list>
        <text:p text:style-name="P58"><text:span text:style-name="CharStyle12">ers,</text:span></text:p>
        <text:p text:style-name="P19"><text:span text:style-name="CharStyle12">our homes to aliens;</text:span></text:p>
        <text:list xml:id="list183833632883798" text:continue-numbering="true" text:style-name="L13">
          <text:list-item>
            <text:p text:style-name="P123"><text:span text:style-name="CharStyle12"><text:tab/>fatherless orphans are we,</text:span></text:p>
          </text:list-item>
        </text:list>
        <text:p text:style-name="P19"><text:span text:style-name="CharStyle12">our mothers are like widows;</text:span></text:p>
        <text:list xml:id="list183833028684677" text:continue-numbering="true" text:style-name="L13">
          <text:list-item>
            <text:p text:style-name="P124"><text:span text:style-name="CharStyle12"><text:tab/>we must buy our own water,</text:span></text:p>
          </text:list-item>
        </text:list>
        <text:p text:style-name="P19"><text:span text:style-name="CharStyle12">our wood has to be paid for;</text:span></text:p>
        <text:list xml:id="list183820380565149" text:style-name="L6">
          <text:list-item>
            <text:p text:style-name="P125"><text:span text:style-name="CharStyle12"><text:tab/>we surrendered to the foe,</text:span></text:p>
          </text:list-item>
        </text:list>
        <text:p text:style-name="P19"><text:span text:style-name="CharStyle12">thinking</text:span><text:span text:style-name="CharStyle12"><text:span text:style-name="T1">-</text:span></text:span><text:span text:style-name="CharStyle12"> to get food enough;</text:span></text:p>
        <text:p text:style-name="P55"><text:span text:style-name="CharStyle12">but they have borne hard on us, 5 we toil and get no rest.</text:span></text:p>
        <text:p text:style-name="P38"><text:span text:style-name="CharStyle12">Our fathers sinned; they are no 7 more,</text:span></text:p>
        <text:p text:style-name="P24"><text:span text:style-name="CharStyle12">but we must bear their guilt. Slaves now lord it over us, 8 with none to rescue us; we get in our corn at the risk 9 of our lives</text:span></text:p>
        <text:p text:style-name="P24"><text:span text:style-name="CharStyle12">from Arabs of the desert; our skin glows like an oven, 10 with the fever heat of famine. Women are ravished in Sion, 11 and girls in the towns of Judah; nobles hung up by the hand, 12 and sheikhs outraged.</text:span></text:p>
        <text:p text:style-name="P38"><text:span text:style-name="CharStyle12">Nobles stoop to grind at the 13 mill,</text:span></text:p>
        <text:p text:style-name="P51"><text:soft-page-break/><text:span text:style-name="CharStyle12">lords stagger with loads of logs;</text:span></text:p>
        <text:p text:style-name="P38"><text:span text:style-name="CharStyle12">no sheikhs now sit at the city- 14 gates,</text:span></text:p>
        <text:p text:style-name="P24"><text:span text:style-name="CharStyle12">no young men at their music! Gone all that gave our hearts 15 delight,</text:span></text:p>
        <text:p text:style-name="P51"><text:span text:style-name="CharStyle12">our dancing turned to mourn­ing;</text:span></text:p>
        <text:p text:style-name="P38"><text:span text:style-name="CharStyle12">the crown has fallen from our 16 head!</text:span></text:p>
        <text:p text:style-name="P51"><text:span text:style-name="CharStyle12">Ah, woe to us, for we have sinned!</text:span></text:p>
        <text:p text:style-name="P50"><text:span text:style-name="CharStyle12">And this makes our heart faint, 17<text:line-break/>and this makes our eyes dim,<text:line-break/>that Sion hill lies desolate, 18<text:line-break/>with jackals roaming over it.</text:span></text:p>
        <text:p text:style-name="P39"><text:span text:style-name="CharStyle12">Thou art enthroned for ever, O 19 Eternal,</text:span></text:p>
        <text:p text:style-name="P26"><text:span text:style-name="CharStyle12">reigning from age to age.</text:span></text:p>
        <text:p text:style-name="P39"><text:span text:style-name="CharStyle12">Why wilt thou never remember 20 us,</text:span></text:p>
        <text:p text:style-name="P26"><text:span text:style-name="CharStyle12">forsaking us all these years? Restore us, O Eternal, let us 21 return;</text:span></text:p>
        <text:p text:style-name="P26"><text:span text:style-name="CharStyle12">renew our days as of yore— unless thou hast utterly dis- 22 carded us</text:span></text:p>
        <text:p text:style-name="P26"><text:span text:style-name="CharStyle12">in anger all too sore!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avid" svg:font-family="David"/>
    <style:font-face style:name="Georgia" svg:font-family="Georgia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_23_1" style:display-name="Heading #1" style:family="paragraph" style:master-page-name="">
      <style:graphic-properties draw:fill="solid" draw:fill-color="#ffffff" draw:opacity="100%"/>
      <style:paragraph-properties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13pt" fo:font-style="normal" style:text-underline-style="none" fo:font-weight="bold" style:font-name-asian="Georgia" style:font-family-asian="Georgia" style:font-size-asian="13pt" style:font-style-asian="normal" style:font-weight-asian="bold" style:font-name-complex="Georgia" style:font-family-complex="Georgia" style:font-size-complex="13pt" style:font-style-complex="normal" style:font-weight-complex="bold"/>
    </style:style>
    <style:style style:name="Header_20_or_20_footer" style:display-name="Header or footer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David" fo:font-family="David" fo:font-size="10pt" fo:font-style="normal" style:text-underline-style="none" fo:font-weight="normal" style:font-name-asian="David" style:font-family-asian="David" style:font-size-asian="10pt" style:font-style-asian="normal" style:font-weight-asian="normal" style:font-name-complex="David" style:font-family-complex="David" style:font-size-complex="10pt" style:font-style-complex="normal" style:font-weight-complex="normal"/>
    </style:style>
    <style:style style:name="Body_20_text_20__28_3_29_" style:display-name="Body text (3)" style:family="paragraph" style:master-page-name="">
      <style:graphic-properties draw:fill="solid" draw:fill-color="#ffffff" draw:opacity="100%"/>
      <style:paragraph-properties fo:line-height="0.1272in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2_29_" style:display-name="Body text (2)" style:family="paragraph" style:master-page-name="">
      <style:graphic-properties draw:fill="solid" draw:fill-color="#ffffff" draw:opacity="100%"/>
      <style:paragraph-properties fo:margin-left="0in" fo:margin-right="0in" fo:line-height="0.1272in" fo:text-indent="-0.361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4_29_" style:display-name="Body text (4)" style:family="paragraph" style:master-page-name="">
      <style:graphic-properties draw:fill="solid" draw:fill-color="#ffffff" draw:opacity="100%"/>
      <style:paragraph-properties fo:margin-left="0in" fo:margin-right="0in" fo:margin-top="0.0835in" fo:margin-bottom="0in" loext:contextual-spacing="false" fo:line-height="0.1272in" fo:text-align="justify" style:justify-single-word="false" fo:text-indent="-0.2638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5_29_" style:display-name="Body text (5)" style:family="paragraph" style:master-page-name="">
      <style:graphic-properties draw:fill="solid" draw:fill-color="#ffffff" draw:opacity="100%"/>
      <style:paragraph-properties fo:margin-left="0in" fo:margin-right="0in" fo:line-height="0.1228in" fo:text-indent="-0.25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3_29__20__2b__20_DropCap1" style:display-name="Body text (3) + DropCap1" style:family="paragraph" style:parent-style-name="Body_20_text_20__28_3_29_" style:master-page-name="">
      <style:paragraph-properties fo:margin-left="0.139in" fo:margin-right="0in" fo:margin-top="0in" fo:margin-bottom="0in" loext:contextual-spacing="false" fo:text-align="start" style:justify-single-word="false" fo:text-indent="0in" style:auto-text-indent="false" style:page-number="auto">
        <style:drop-cap style:lines="2" style:distance="0.0465in" style:style-name="DropCap1"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FontStyle" style:family="text">
      <style:text-properties fo:color="#000000" style:text-position="0% 100%" style:font-name="unifont" fo:font-family="unifont" fo:font-size="12pt" fo:letter-spacing="normal" fo:language="en" fo:country="US" style:font-name-asian="unifont" style:font-family-asian="unifont" style:font-size-asian="12pt" style:language-asian="en" style:country-asian="US" style:font-name-complex="unifont" style:font-family-complex="unifont" style:font-size-complex="12pt" style:language-complex="en" style:country-complex="US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>
      <style:text-properties style:text-line-through-style="none" style:text-line-through-type="none" style:font-name="Georgia" fo:font-family="Georgia" fo:font-size="13pt" fo:font-style="normal" style:text-underline-style="none" fo:font-weight="bold" style:font-name-asian="Georgia" style:font-family-asian="Georgia" style:font-size-asian="13pt" style:font-style-asian="normal" style:font-weight-asian="bold" style:font-name-complex="Georgia" style:font-family-complex="Georgia" style:font-size-complex="13pt" style:font-style-complex="normal" style:font-weight-complex="bold"/>
    </style:style>
    <style:style style:name="CharStyle6" style:family="text" style:parent-style-name="DefaultFontStyle">
      <style:text-properties style:text-line-through-style="none" style:text-line-through-type="none" style:font-name="David" fo:font-family="David" fo:font-size="10pt" fo:font-style="normal" style:text-underline-style="none" fo:font-weight="normal" style:font-name-asian="David" style:font-family-asian="David" style:font-size-asian="10pt" style:font-style-asian="normal" style:font-weight-asian="normal" style:font-name-complex="David" style:font-family-complex="David" style:font-size-complex="10pt" style:font-style-complex="normal" style:font-weight-complex="normal"/>
    </style:style>
    <style:style style:name="CharStyle7" style:family="text" style:parent-style-name="CharStyle6">
      <style:text-properties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9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DropCap1" style:family="text">
      <style:text-properties fo:color="#000000" style:text-line-through-style="none" style:text-line-through-type="none" style:text-position="56% 58%" style:font-name="Georgia" fo:font-family="Georgia" fo:font-size="17pt" fo:letter-spacing="normal" fo:font-style="normal" style:text-underline-style="none" fo:font-weight="normal" style:font-name-asian="Georgia" style:font-family-asian="Georgia" style:font-size-asian="17pt" style:font-style-asian="normal" style:font-weight-asian="normal" style:font-name-complex="Georgia" style:font-family-complex="Georgia" style:font-size-complex="17pt" style:font-style-complex="normal" style:font-weight-complex="normal" style:text-scale="100%"/>
    </style:style>
    <style:style style:name="CharStyle12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3" style:family="text" style:parent-style-name="CharStyle12">
      <style:text-properties fo:color="#000000" style:text-position="0% 100%" style:font-name="David" fo:font-family="David" fo:font-size="9.5pt" fo:letter-spacing="normal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15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6" style:family="text" style:parent-style-name="CharStyle12">
      <style:text-properties fo:color="#000000" style:text-position="0% 100%" fo:font-size="8pt" fo:letter-spacing="-0.0209in" fo:language="en" fo:country="US" fo:font-style="italic" fo:font-weight="bold" style:font-size-asian="8pt" style:language-asian="en" style:country-asian="US" style:font-style-asian="italic" style:font-weight-asian="bold" style:font-size-complex="8pt" style:language-complex="en" style:country-complex="US" style:font-style-complex="italic" style:font-weight-complex="bold" style:text-scale="100%"/>
    </style:style>
    <style:style style:name="CharStyle17" style:family="text" style:parent-style-name="CharStyle15">
      <style:text-properties fo:color="#000000" style:text-position="0% 100%" style:font-name="David" fo:font-family="David" fo:font-size="10.5pt" fo:letter-spacing="normal" fo:language="en" fo:country="US" fo:font-style="italic" fo:font-weight="normal" style:font-name-asian="David" style:font-family-asian="David" style:font-size-asian="10.5pt" style:language-asian="en" style:country-asian="US" style:font-style-asian="italic" style:font-weight-asian="normal" style:font-name-complex="David" style:font-family-complex="David" style:font-size-complex="10.5pt" style:language-complex="en" style:country-complex="US" style:font-style-complex="italic" style:font-weight-complex="normal" style:text-scale="100%"/>
    </style:style>
    <style:style style:name="CharStyle18" style:family="text" style:parent-style-name="CharStyle12">
      <style:text-properties fo:color="#000000" style:text-position="0% 100%" style:font-name="David" fo:font-family="David" fo:font-size="10pt" fo:letter-spacing="-0.0071in" fo:language="en" fo:country="US" fo:font-style="italic" style:font-name-asian="David" style:font-family-asian="David" style:font-size-asian="10pt" style:language-asian="en" style:country-asian="US" style:font-style-asian="italic" style:font-name-complex="David" style:font-family-complex="David" style:font-size-complex="10pt" style:language-complex="en" style:country-complex="US" style:font-style-complex="italic" style:text-scale="100%"/>
    </style:style>
    <style:style style:name="CharStyle19" style:family="text" style:parent-style-name="CharStyle15">
      <style:text-properties fo:color="#000000" style:text-position="0% 100%" style:font-name="David" fo:font-family="David" fo:font-size="9.5pt" fo:letter-spacing="-0.0071in" fo:language="en" fo:country="US" fo:font-weight="normal" style:font-name-asian="David" style:font-family-asian="David" style:font-size-asian="9.5pt" style:language-asian="en" style:country-asian="US" style:font-weight-asian="normal" style:font-name-complex="David" style:font-family-complex="David" style:font-size-complex="9.5pt" style:language-complex="en" style:country-complex="US" style:font-weight-complex="normal" style:text-scale="100%"/>
    </style:style>
    <style:style style:name="CharStyle21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M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6366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6465in" style:type="right"/>
        </style:tab-stops>
      </style:paragraph-properties>
    </style:style>
    <style:style style:name="MP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6429in" style:type="right"/>
        </style:tab-stops>
      </style:paragraph-properties>
    </style:style>
    <style:style style:name="MP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6335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5in" fo:page-height="11in" style:num-format="1" style:print-orientation="portrait" fo:margin-top="0in" fo:margin-bottom="0in" fo:margin-left="2.7339in" fo:margin-right="1.692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437in" fo:margin-left="0in" fo:margin-right="0in" fo:margin-bottom="0in"/>
      </style:header-style>
      <style:footer-style>
        <style:header-footer-properties fo:min-height="3.5591in" fo:margin-left="0in" fo:margin-right="0in" fo:margin-top="3.5591in"/>
      </style:footer-style>
    </style:page-layout>
    <style:page-layout style:name="Mpm3" style:page-usage="mirrored">
      <style:page-layout-properties fo:page-width="8.5in" fo:page-height="11in" style:num-format="1" style:print-orientation="portrait" fo:margin-top="0in" fo:margin-bottom="0in" fo:margin-left="2.6146in" fo:margin-right="1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366in" fo:margin-left="0in" fo:margin-right="0in" fo:margin-bottom="0in"/>
      </style:header-style>
      <style:footer-style>
        <style:header-footer-properties fo:min-height="3.5898in" fo:margin-left="0in" fo:margin-right="0in" fo:margin-top="3.5898in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header-left>
        <text:p text:style-name="MP1"/>
      </style:header-left>
      <style:footer>
        <text:p text:style-name="MP2"><draw:frame draw:style-name="Mfr1" draw:name="Frame1" text:anchor-type="paragraph" svg:x="4.6543in" svg:y="7.4437in" draw:z-index="0"><draw:text-box fo:min-height="0.0902in" fo:min-width="0.1665in"><text:p text:style-name="MP3"><text:page-number text:select-page="current">895</text:page-number></text:p></draw:text-box></draw:frame></text:p>
      </style:footer>
      <style:footer-left>
        <text:p text:style-name="MP2"><draw:frame draw:style-name="Mfr1" draw:name="1" text:anchor-type="paragraph" svg:x="4.6543in" svg:y="7.4437in" draw:z-index="0"><draw:text-box fo:min-height="0.0902in" fo:min-width="0.1665in"><text:p text:style-name="MP3"><text:page-number text:select-page="current">896</text:page-number></text:p></draw:text-box></draw:frame></text:p>
      </style:footer-left>
    </style:master-page>
    <style:master-page style:name="PageStyle1" style:page-layout-name="Mpm3">
      <style:header>
        <text:p text:style-name="MP1"><draw:frame draw:style-name="Mfr1" draw:name="2" text:anchor-type="paragraph" svg:x="4.0846in" svg:y="0.5835in" draw:z-index="1"><draw:text-box fo:min-height="0.1098in" fo:min-width="2.6366in"><text:p text:style-name="MP4"><text:span text:style-name="CharStyle7">LAMENTATIONS 2<text:tab/></text:span><text:page-number text:select-page="current">899</text:page-number></text:p></draw:text-box></draw:frame></text:p>
      </style:header>
      <style:header-left>
        <text:p text:style-name="MP1"><draw:frame draw:style-name="Mfr1" draw:name="3" text:anchor-type="paragraph" svg:x="1.7654in" svg:y="0.5736in" draw:z-index="2"><draw:text-box fo:min-height="0.1201in" fo:min-width="2.6465in"><text:p text:style-name="MP5"><text:page-number text:select-page="current">898</text:page-number><text:span text:style-name="CharStyle7"><text:tab/>LAMENTATIONS 2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2" style:page-layout-name="Mpm3">
      <style:header>
        <text:p text:style-name="MP1"><draw:frame draw:style-name="Mfr1" draw:name="4" text:anchor-type="paragraph" svg:x="1.7783in" svg:y="0.5866in" draw:z-index="0"><draw:text-box fo:min-height="0.1071in" fo:min-width="2.6429in"><text:p text:style-name="MP6"><text:page-number text:select-page="current">903</text:page-number><text:span text:style-name="CharStyle7"><text:tab/>LAMENTATIONS 3</text:span></text:p></draw:text-box></draw:frame></text:p>
      </style:header>
      <style:header-left>
        <text:p text:style-name="MP1"><draw:frame draw:style-name="Mfr1" draw:name="5" text:anchor-type="paragraph" svg:x="1.7783in" svg:y="0.5866in" draw:z-index="3"><draw:text-box fo:min-height="0.1071in" fo:min-width="2.6429in"><text:p text:style-name="MP6"><text:page-number text:select-page="current">898</text:page-number><text:span text:style-name="CharStyle7"><text:tab/>LAMENTATIONS 3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" style:page-layout-name="Mpm3">
      <style:header>
        <text:p text:style-name="MP1"><draw:frame draw:style-name="Mfr1" draw:name="6" text:anchor-type="paragraph" svg:x="4.1016in" svg:y="0.5866in" draw:z-index="9"><draw:text-box fo:min-height="0.1071in" fo:min-width="2.6335in"><text:p text:style-name="MP7"><text:span text:style-name="CharStyle7">LAMENTATIONS 3<text:tab/></text:span><text:page-number text:select-page="current">903</text:page-number></text:p></draw:text-box></draw:frame></text:p>
      </style:header>
      <style:header-left>
        <text:p text:style-name="MP1"><draw:frame draw:style-name="Mfr1" draw:name="7" text:anchor-type="paragraph" svg:x="1.7807in" svg:y="0.5799in" draw:z-index="15"><draw:text-box fo:min-height="0.1134in" fo:min-width="2.6429in"><text:p text:style-name="MP6"><text:page-number text:select-page="current">904</text:page-number><text:span text:style-name="CharStyle7"><text:tab/>LAMENTATIONS 4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meta:document-statistic meta:table-count="0" meta:image-count="0" meta:object-count="0" meta:page-count="19" meta:paragraph-count="344" meta:word-count="2986" meta:character-count="14891" meta:non-whitespace-character-count="12258"/>
    <meta:generator>LibreOffice/4.4.5.2$Windows_x86 LibreOffice_project/a22f674fd25a3b6f45bdebf25400ed2adff0ff99</meta:generator>
  </office:meta>
</office:document-meta>
</file>